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369cm" table:align="right"/>
    </style:style>
    <style:style style:name="Tableau1.A" style:family="table-column">
      <style:table-column-properties style:column-width="15.36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5.464cm" table:align="right"/>
    </style:style>
    <style:style style:name="Tableau2.A" style:family="table-column">
      <style:table-column-properties style:column-width="15.464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5.561cm" table:align="right"/>
    </style:style>
    <style:style style:name="Tableau3.A" style:family="table-column">
      <style:table-column-properties style:column-width="15.56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984cm" table:align="right"/>
    </style:style>
    <style:style style:name="Tableau4.A" style:family="table-column">
      <style:table-column-properties style:column-width="14.984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5.057cm" table:align="right"/>
    </style:style>
    <style:style style:name="Tableau5.A" style:family="table-column">
      <style:table-column-properties style:column-width="15.057cm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6" style:family="table">
      <style:table-properties style:width="15.129cm" table:align="right"/>
    </style:style>
    <style:style style:name="Tableau6.A" style:family="table-column">
      <style:table-column-properties style:column-width="15.129cm"/>
    </style:style>
    <style:style style:name="Tableau6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5.753cm" table:align="right"/>
    </style:style>
    <style:style style:name="Tableau9.A" style:family="table-column">
      <style:table-column-properties style:column-width="15.753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5.561cm" table:align="right"/>
    </style:style>
    <style:style style:name="Tableau10.A" style:family="table-column">
      <style:table-column-properties style:column-width="15.561cm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5.658cm" table:align="right"/>
    </style:style>
    <style:style style:name="Tableau11.A" style:family="table-column">
      <style:table-column-properties style:column-width="15.658cm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5.177cm" table:align="right"/>
    </style:style>
    <style:style style:name="Tableau13.A" style:family="table-column">
      <style:table-column-properties style:column-width="15.177cm"/>
    </style:style>
    <style:style style:name="Tableau13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0e617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22a10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2a10" officeooo:paragraph-rsid="00122a1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style:text-underline-style="solid" style:text-underline-width="auto" style:text-underline-color="font-color" officeooo:rsid="0010e617" officeooo:paragraph-rsid="00122a10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nsolas" fo:font-size="9.5pt" officeooo:rsid="0019063d" officeooo:paragraph-rsid="0019063d" fo:background-color="#ffffff" style:font-size-asian="9.5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Times New Roman" officeooo:paragraph-rsid="0010e617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9.5pt" officeooo:rsid="0010e617" officeooo:paragraph-rsid="0010e617" fo:background-color="#ffffff" style:font-size-asian="9.5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officeooo:rsid="001555ac" officeooo:paragraph-rsid="001555ac" fo:background-color="#ffffff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officeooo:rsid="00167133" officeooo:paragraph-rsid="00167133" fo:background-color="#ffffff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67133" officeooo:paragraph-rsid="001815bd" fo:background-color="#ffffff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67133" officeooo:paragraph-rsid="0019063d" fo:background-color="#ffffff" style:font-size-asian="12pt" style:font-style-asian="italic" style:font-size-complex="12pt" style:font-style-complex="italic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9063d" officeooo:paragraph-rsid="0019063d" fo:background-color="#ffffff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c1224" officeooo:paragraph-rsid="001c1224" fo:background-color="#ffffff" style:font-size-asian="12pt" style:font-style-asian="italic" style:font-size-complex="12pt" style:font-style-complex="italic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color="#000000" officeooo:rsid="0019063d" officeooo:paragraph-rsid="001a38a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color="#3faf46" style:font-name="Times New Roman" officeooo:rsid="00122a10" officeooo:paragraph-rsid="00122a10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12331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0pt" officeooo:rsid="0019063d" officeooo:paragraph-rsid="0019063d" fo:background-color="#ffffff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ff" style:font-name="Consolas" fo:font-size="10pt" officeooo:rsid="00167133" officeooo:paragraph-rsid="0019063d" fo:background-color="#ffffff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rsid="00167133" officeooo:paragraph-rsid="001815bd" fo:background-color="#ffffff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officeooo:paragraph-rsid="0019063d" style:font-size-asian="10pt" style:font-size-complex="10pt"/>
    </style:style>
    <style:style style:name="P24" style:family="paragraph" style:parent-style-name="Text_20_body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imes New Roman" fo:font-size="12pt" officeooo:rsid="001545db" officeooo:paragraph-rsid="001545db" fo:background-color="#ffffff" style:font-size-asian="12pt" style:font-size-complex="12pt"/>
    </style:style>
    <style:style style:name="P25" style:family="paragraph" style:parent-style-name="Standard">
      <style:text-properties style:font-name="Times New Roman" officeooo:paragraph-rsid="0012331e"/>
    </style:style>
    <style:style style:name="P26" style:family="paragraph" style:parent-style-name="Standard">
      <style:text-properties fo:color="#000000" style:font-name="Times New Roman" fo:font-size="9.5pt" officeooo:paragraph-rsid="0012331e" fo:background-color="#ffffff" style:font-size-asian="9.5pt"/>
    </style:style>
    <style:style style:name="P27" style:family="paragraph" style:parent-style-name="Standard">
      <style:text-properties fo:color="#000000" style:font-name="Consolas" fo:font-size="9.5pt" fo:background-color="#ffffff" style:font-size-asian="9.5pt"/>
    </style:style>
    <style:style style:name="P28" style:family="paragraph" style:parent-style-name="Standard">
      <style:text-properties fo:color="#000000" style:font-name="Consolas" fo:font-size="9.5pt" officeooo:paragraph-rsid="0019063d" fo:background-color="#ffffff" style:font-size-asian="9.5pt"/>
    </style:style>
    <style:style style:name="P29" style:family="paragraph" style:parent-style-name="Standard">
      <style:text-properties fo:color="#000000" style:font-name="Consolas" fo:font-size="9.5pt" officeooo:rsid="0019063d" officeooo:paragraph-rsid="0019063d" fo:background-color="#ffffff" style:font-size-asian="9.5pt"/>
    </style:style>
    <style:style style:name="P30" style:family="paragraph" style:parent-style-name="Standard">
      <style:text-properties fo:color="#000000" style:font-name="Consolas" fo:font-size="10pt" officeooo:paragraph-rsid="001815bd" fo:background-color="#ffffff" style:font-size-asian="10pt" style:font-size-complex="10pt"/>
    </style:style>
    <style:style style:name="P31" style:family="paragraph" style:parent-style-name="Standard">
      <style:text-properties style:use-window-font-color="true" officeooo:rsid="0019063d" officeooo:paragraph-rsid="0019063d"/>
    </style:style>
    <style:style style:name="P32" style:family="paragraph" style:parent-style-name="Standard">
      <style:text-properties fo:color="#0000ff" style:font-name="Times New Roman" fo:font-size="9.5pt" officeooo:rsid="001137b2" officeooo:paragraph-rsid="0012331e" fo:background-color="#ffffff" style:font-size-asian="9.5pt"/>
    </style:style>
    <style:style style:name="P33" style:family="paragraph" style:parent-style-name="Standard">
      <style:text-properties fo:color="#0000ff" style:font-name="Consolas" fo:font-size="9.5pt" officeooo:paragraph-rsid="0019063d" fo:background-color="#ffffff" style:font-size-asian="9.5pt"/>
    </style:style>
    <style:style style:name="P34" style:family="paragraph" style:parent-style-name="Standard">
      <style:text-properties fo:color="#0000ff" style:font-name="Consolas" fo:font-size="9.5pt" officeooo:rsid="0019063d" officeooo:paragraph-rsid="0019063d" fo:background-color="#ffffff" style:font-size-asian="9.5pt"/>
    </style:style>
    <style:style style:name="P35" style:family="paragraph" style:parent-style-name="Standard">
      <style:text-properties fo:color="#0000ff" style:font-name="Consolas" fo:font-size="10pt" officeooo:paragraph-rsid="001815bd" fo:background-color="#ffffff" style:font-size-asian="10pt" style:font-size-complex="10pt"/>
    </style:style>
    <style:style style:name="P36" style:family="paragraph" style:parent-style-name="Standard">
      <style:text-properties fo:color="#0000ff" style:font-name="Consolas" fo:font-size="10pt" officeooo:paragraph-rsid="0019063d" fo:background-color="#ffffff" style:font-size-asian="10pt" style:font-size-complex="10pt"/>
    </style:style>
    <style:style style:name="P37" style:family="paragraph" style:parent-style-name="Standard">
      <style:text-properties officeooo:paragraph-rsid="0019063d"/>
    </style:style>
    <style:style style:name="P38" style:family="paragraph" style:parent-style-name="Standard">
      <style:text-properties officeooo:rsid="001c1224" officeooo:paragraph-rsid="001c1224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text-properties fo:font-size="10pt" officeooo:paragraph-rsid="001815bd" style:font-size-asian="10pt" style:font-size-complex="10pt"/>
    </style:style>
    <style:style style:name="P41" style:family="paragraph" style:parent-style-name="Standard">
      <style:text-properties fo:font-size="10pt" officeooo:paragraph-rsid="0019063d" style:font-size-asian="10pt" style:font-size-complex="10pt"/>
    </style:style>
    <style:style style:name="P42" style:family="paragraph" style:parent-style-name="Standard">
      <style:paragraph-properties fo:margin-left="1.27cm" fo:margin-right="0cm" fo:text-indent="0cm" style:auto-text-indent="false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14507e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officeooo:rsid="0010e617" officeooo:paragraph-rsid="00122a10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9.5pt" fo:background-color="#ffffff" style:font-size-asian="9.5pt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fo:font-size="10pt" officeooo:paragraph-rsid="001815bd" style:font-size-asian="10pt" style:font-size-complex="10pt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font-size="10pt" officeooo:paragraph-rsid="0019063d" style:font-size-asian="10pt" style:font-size-complex="10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ff0000" style:font-name="Consolas" fo:font-size="10pt" officeooo:paragraph-rsid="0019063d" fo:background-color="#ffffff" style:font-size-asian="10pt" style:font-size-complex="10pt"/>
    </style:style>
    <style:style style:name="P5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officeooo:rsid="0010e617" officeooo:paragraph-rsid="0014507e"/>
    </style:style>
    <style:style style:name="P5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fo:font-size="10pt" officeooo:rsid="00167133" officeooo:paragraph-rsid="0019063d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0pt" officeooo:paragraph-rsid="001815bd" style:font-size-asian="10pt" style:font-size-complex="10pt"/>
    </style:style>
    <style:style style:name="P53" style:family="paragraph" style:parent-style-name="Text_20_body">
      <style:text-properties style:use-window-font-color="true" officeooo:rsid="001a5b77" officeooo:paragraph-rsid="001a5b77"/>
    </style:style>
    <style:style style:name="P54" style:family="paragraph" style:parent-style-name="Text_20_body">
      <style:paragraph-properties fo:margin-top="0.201cm" fo:margin-bottom="0.201cm" loext:contextual-spacing="false" fo:line-height="100%"/>
      <style:text-properties fo:color="#000000" style:font-name="Times New Roman" fo:font-size="12pt" fo:font-style="italic" officeooo:rsid="00167133" officeooo:paragraph-rsid="00167133" fo:background-color="#ffffff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.302cm" fo:margin-bottom="0.302cm" loext:contextual-spacing="false" fo:line-height="100%"/>
      <style:text-properties fo:color="#000000" style:font-name="Times New Roman" fo:font-size="12pt" fo:font-style="italic" officeooo:rsid="00167133" officeooo:paragraph-rsid="001815bd" fo:background-color="#ffffff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.302cm" fo:margin-bottom="0.302cm" loext:contextual-spacing="false" fo:line-height="100%" fo:break-before="page"/>
      <style:text-properties fo:color="#000000" style:font-name="Times New Roman" fo:font-size="12pt" officeooo:rsid="00167133" officeooo:paragraph-rsid="001815bd" fo:background-color="#ffffff" style:font-size-asian="12pt" style:font-size-complex="12pt"/>
    </style:style>
    <style:style style:name="P57" style:family="paragraph" style:parent-style-name="Standard" style:list-style-name="L2">
      <style:text-properties style:font-name="Times New Roman" officeooo:paragraph-rsid="0010e617"/>
    </style:style>
    <style:style style:name="P58" style:family="paragraph" style:parent-style-name="Standard" style:list-style-name="L2">
      <style:text-properties style:font-name="Times New Roman" officeooo:rsid="0010e617" officeooo:paragraph-rsid="0010e617"/>
    </style:style>
    <style:style style:name="P59" style:family="paragraph" style:parent-style-name="Standard" style:list-style-name="L2">
      <style:text-properties style:use-window-font-color="true" style:font-name="Times New Roman" officeooo:rsid="0010e617" officeooo:paragraph-rsid="0010e617"/>
    </style:style>
    <style:style style:name="P60" style:family="paragraph" style:parent-style-name="Standard" style:list-style-name="L8">
      <style:text-properties style:use-window-font-color="true" style:font-name="Times New Roman" fo:font-size="10pt" officeooo:rsid="0019063d" officeooo:paragraph-rsid="001cd584" style:font-size-asian="10pt" style:font-size-complex="10pt"/>
    </style:style>
    <style:style style:name="P61" style:family="paragraph" style:parent-style-name="Standard" style:list-style-name="L11">
      <style:text-properties style:use-window-font-color="true" style:font-name="Times New Roman" fo:font-size="10pt" officeooo:rsid="00219c82" officeooo:paragraph-rsid="00219c82" fo:background-color="#ffffff" style:font-size-asian="10pt" style:font-name-complex="Times New Roman" style:font-size-complex="10pt"/>
    </style:style>
    <style:style style:name="P62" style:family="paragraph" style:parent-style-name="Standard">
      <style:text-properties style:use-window-font-color="true" style:font-name="Times New Roman" fo:font-size="10pt" officeooo:rsid="00219c82" officeooo:paragraph-rsid="00219c82" fo:background-color="#ffffff" style:font-size-asian="10pt" style:font-name-complex="Times New Roman" style:font-size-complex="10pt"/>
    </style:style>
    <style:style style:name="P63" style:family="paragraph" style:parent-style-name="Standard" style:list-style-name="L3">
      <style:text-properties fo:color="#000000" style:font-name="Times New Roman" fo:font-size="9.5pt" officeooo:paragraph-rsid="0014507e" fo:background-color="#ffffff" style:font-size-asian="9.5pt"/>
    </style:style>
    <style:style style:name="P64" style:family="paragraph" style:parent-style-name="Standard" style:list-style-name="L8">
      <style:text-properties fo:color="#000000" style:font-name="Times New Roman" fo:font-size="10pt" officeooo:rsid="001cd584" officeooo:paragraph-rsid="001cd584" fo:background-color="#ffffff" style:font-size-asian="10pt" style:font-name-complex="Times New Roman" style:font-size-complex="10pt"/>
    </style:style>
    <style:style style:name="P65" style:family="paragraph" style:parent-style-name="Standard">
      <style:text-properties fo:color="#000000" style:font-name="Times New Roman" fo:font-size="10pt" officeooo:rsid="001cd584" officeooo:paragraph-rsid="001cd584" fo:background-color="#ffffff" style:font-size-asian="10pt" style:font-name-complex="Times New Roman" style:font-size-complex="10pt"/>
    </style:style>
    <style:style style:name="P66" style:family="paragraph" style:parent-style-name="Standard" style:list-style-name="L9">
      <style:text-properties fo:color="#000000" style:font-name="Times New Roman" fo:font-size="10pt" officeooo:rsid="001ed3c2" officeooo:paragraph-rsid="001ed3c2" fo:background-color="#ffffff" style:font-size-asian="10pt" style:font-name-complex="Times New Roman" style:font-size-complex="10pt"/>
    </style:style>
    <style:style style:name="P67" style:family="paragraph" style:parent-style-name="Standard">
      <style:text-properties fo:color="#000000" style:font-name="Times New Roman" fo:font-size="10pt" officeooo:rsid="001ed3c2" officeooo:paragraph-rsid="001ed3c2" fo:background-color="#ffffff" style:font-size-asian="10pt" style:font-name-complex="Times New Roman" style:font-size-complex="10pt"/>
    </style:style>
    <style:style style:name="P68" style:family="paragraph" style:parent-style-name="Standard" style:list-style-name="L10">
      <style:text-properties fo:color="#000000" style:font-name="Times New Roman" fo:font-size="10pt" officeooo:rsid="001f6114" officeooo:paragraph-rsid="001f6114" fo:background-color="#ffffff" style:font-size-asian="10pt" style:font-name-complex="Times New Roman" style:font-size-complex="10pt"/>
    </style:style>
    <style:style style:name="P69" style:family="paragraph" style:parent-style-name="Standard">
      <style:text-properties fo:color="#000000" style:font-name="Times New Roman" fo:font-size="12pt" fo:font-style="italic" officeooo:rsid="001ed3c2" officeooo:paragraph-rsid="001ed3c2" fo:background-color="#ffffff" style:font-size-asian="12pt" style:font-style-asian="italic" style:font-name-complex="Times New Roman" style:font-size-complex="12pt" style:font-style-complex="italic"/>
    </style:style>
    <style:style style:name="P70" style:family="paragraph" style:parent-style-name="Standard">
      <style:text-properties fo:color="#000000" style:font-name="Consolas" fo:font-size="9.5pt" fo:background-color="#ffffff" style:font-size-asian="9.5pt"/>
    </style:style>
    <style:style style:name="P71" style:family="paragraph" style:parent-style-name="Standard" style:list-style-name="L3">
      <style:text-properties fo:color="#ff0000" style:font-name="Times New Roman" fo:font-size="9.5pt" officeooo:paragraph-rsid="0014507e" fo:background-color="#ffffff" style:font-size-asian="9.5pt"/>
    </style:style>
    <style:style style:name="P72" style:family="paragraph" style:parent-style-name="Standard">
      <style:text-properties fo:color="#ff0000" style:font-name="Consolas" fo:font-size="9.5pt" fo:background-color="#ffffff" style:font-size-asian="9.5pt"/>
    </style:style>
    <style:style style:name="P73" style:family="paragraph" style:parent-style-name="Standard">
      <style:text-properties fo:color="#0000ff" style:font-name="Consolas" fo:font-size="9.5pt" officeooo:rsid="001ed3c2" officeooo:paragraph-rsid="001f6114" fo:background-color="#ffffff" style:font-size-asian="9.5pt" style:font-size-complex="10pt"/>
    </style:style>
    <style:style style:name="P74" style:family="paragraph" style:parent-style-name="Standard" style:list-style-name="L12">
      <style:text-properties officeooo:paragraph-rsid="00219c82"/>
    </style:style>
    <style:style style:name="P75" style:family="paragraph" style:parent-style-name="Standard">
      <style:text-properties officeooo:paragraph-rsid="00219c82"/>
    </style:style>
    <style:style style:name="P76" style:family="paragraph" style:parent-style-name="Standard" style:list-style-name="L2">
      <style:paragraph-properties fo:margin-top="0cm" fo:margin-bottom="0cm" loext:contextual-spacing="false" fo:line-height="100%"/>
      <style:text-properties style:font-name="Times New Roman" officeooo:paragraph-rsid="00108df5"/>
    </style:style>
    <style:style style:name="P77" style:family="paragraph" style:parent-style-name="Standard" style:list-style-name="L3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78" style:family="paragraph" style:parent-style-name="Standard" style:list-style-name="L2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79" style:family="paragraph" style:parent-style-name="Heading_20_1">
      <style:paragraph-properties fo:line-height="100%" fo:text-align="center" style:justify-single-word="false"/>
      <style:text-properties style:font-name="Times New Roman"/>
    </style:style>
    <style:style style:name="P80" style:family="paragraph" style:parent-style-name="Heading_20_5" style:list-style-name="">
      <style:text-properties style:font-name="Times New Roman"/>
    </style:style>
    <style:style style:name="P81" style:family="paragraph" style:parent-style-name="Heading_20_6">
      <style:text-properties fo:color="#000000" style:font-name="Times New Roman" fo:font-size="12pt" officeooo:rsid="001545db" officeooo:paragraph-rsid="001815bd" fo:background-color="#ffffff" style:font-size-asian="12pt" style:font-size-complex="12pt"/>
    </style:style>
    <style:style style:name="P82" style:family="paragraph" style:parent-style-name="Heading_20_6">
      <style:text-properties style:font-name="Times New Roman" fo:font-size="15pt" officeooo:paragraph-rsid="001815bd" style:font-size-asian="15pt" style:font-size-complex="15pt"/>
    </style:style>
    <style:style style:name="P83" style:family="paragraph" style:parent-style-name="Heading_20_6" style:list-style-name="">
      <style:text-properties fo:font-size="15pt" style:font-size-asian="15pt" style:font-size-complex="15pt"/>
    </style:style>
    <style:style style:name="P84" style:family="paragraph" style:parent-style-name="Heading_20_6">
      <style:paragraph-properties fo:margin-top="0.413cm" fo:margin-bottom="0.307cm" loext:contextual-spacing="false" fo:line-height="100%"/>
      <style:text-properties style:font-name="Times New Roman" fo:font-size="15pt" style:font-size-asian="15pt" style:font-size-complex="15pt"/>
    </style:style>
    <style:style style:name="P85" style:family="paragraph" style:parent-style-name="Heading_20_6">
      <style:paragraph-properties fo:break-before="page"/>
      <style:text-properties style:font-name="Times New Roman" fo:font-size="15pt" style:font-size-asian="15pt" style:font-size-complex="15pt"/>
    </style:style>
    <style:style style:name="P86" style:family="paragraph" style:parent-style-name="Heading_20_6">
      <style:paragraph-properties fo:break-before="page"/>
      <style:text-properties style:font-name="Times New Roman" fo:font-size="15pt" officeooo:paragraph-rsid="0019063d" style:font-size-asian="15pt" style:font-size-complex="15pt"/>
    </style:style>
    <style:style style:name="P87" style:family="paragraph" style:parent-style-name="Heading_20_6">
      <style:paragraph-properties fo:break-before="page"/>
      <style:text-properties fo:font-size="15pt" style:font-size-asian="15pt" style:font-size-complex="15pt"/>
    </style:style>
    <style:style style:name="P88" style:family="paragraph" style:parent-style-name="Heading_20_6">
      <style:paragraph-properties fo:break-before="page"/>
      <style:text-properties style:use-window-font-color="true" style:font-name="Times New Roman" fo:font-size="15pt" officeooo:rsid="0021c362" officeooo:paragraph-rsid="0021c362" fo:background-color="#ffffff" style:font-size-asian="15pt" style:font-size-complex="15pt"/>
    </style:style>
    <style:style style:name="P89" style:family="paragraph" style:parent-style-name="Heading_20_6">
      <style:paragraph-properties fo:margin-top="0.201cm" fo:margin-bottom="0.201cm" loext:contextual-spacing="false" fo:break-before="page"/>
      <style:text-properties fo:font-size="15pt" style:font-size-asian="15pt" style:font-size-complex="15pt"/>
    </style:style>
    <style:style style:name="P90" style:family="paragraph" style:parent-style-name="Text_20_body">
      <style:text-properties fo:color="#000000" style:font-name="Consolas" fo:font-size="9.5pt" officeooo:rsid="0019063d" officeooo:paragraph-rsid="001c1224" fo:background-color="#ffffff" style:font-size-asian="9.5pt"/>
    </style:style>
    <style:style style:name="P91" style:family="paragraph" style:parent-style-name="Text_20_body">
      <style:text-properties style:font-name="Times New Roman" fo:font-size="10pt" officeooo:rsid="0021c362" officeooo:paragraph-rsid="0021c362" style:font-size-asian="10pt" style:font-size-complex="10pt"/>
    </style:style>
    <style:style style:name="P92" style:family="paragraph" style:parent-style-name="Text_20_body">
      <style:text-properties style:font-name="Times New Roman" fo:font-size="10pt" officeooo:rsid="002363e7" officeooo:paragraph-rsid="002363e7" style:font-size-asian="10pt" style:font-size-complex="10pt"/>
    </style:style>
    <style:style style:name="P93" style:family="paragraph" style:parent-style-name="Text_20_body">
      <style:text-properties officeooo:paragraph-rsid="002363e7"/>
    </style:style>
    <style:style style:name="P94" style:family="paragraph" style:parent-style-name="Text_20_body" style:list-style-name="L1">
      <style:paragraph-properties fo:margin-top="0cm" fo:margin-bottom="0cm" loext:contextual-spacing="false" fo:line-height="100%"/>
      <style:text-properties style:font-name="Times New Roman" officeooo:rsid="00108df5" officeooo:paragraph-rsid="00108df5"/>
    </style:style>
    <style:style style:name="P95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2552e"/>
    </style:style>
    <style:style style:name="P96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97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545db"/>
    </style:style>
    <style:style style:name="P98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9063d" officeooo:paragraph-rsid="0019063d" style:font-size-asian="10pt" style:font-size-complex="10pt"/>
    </style:style>
    <style:style style:name="P99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9063d" officeooo:paragraph-rsid="001a38ad" style:font-size-asian="10pt" style:font-size-complex="10pt"/>
    </style:style>
    <style:style style:name="P100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a38ad" officeooo:paragraph-rsid="001a38ad" style:font-size-asian="10pt" style:font-size-complex="10pt"/>
    </style:style>
    <style:style style:name="P101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cd584" officeooo:paragraph-rsid="001cd584" style:font-size-asian="10pt" style:font-size-complex="10pt"/>
    </style:style>
    <style:style style:name="P102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103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4507e"/>
    </style:style>
    <style:style style:name="P104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paragraph-rsid="0012552e" fo:background-color="#ffffff" style:font-size-asian="12pt" style:font-size-complex="12pt"/>
    </style:style>
    <style:style style:name="P105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rsid="0014a384" officeooo:paragraph-rsid="001545db" fo:background-color="#ffffff" style:font-size-asian="12pt" style:font-size-complex="12pt"/>
    </style:style>
    <style:style style:name="P106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rsid="001545db" officeooo:paragraph-rsid="001545db" fo:background-color="#ffffff" style:font-size-asian="12pt" style:font-size-complex="12pt"/>
    </style:style>
    <style:style style:name="P107" style:family="paragraph" style:parent-style-name="Text_20_body" style:list-style-name="L5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108" style:family="paragraph" style:parent-style-name="Text_20_body" style:list-style-name="L6">
      <style:paragraph-properties fo:margin-top="0cm" fo:margin-bottom="0cm" loext:contextual-spacing="false" fo:line-height="100%"/>
      <style:text-properties style:use-window-font-color="true" style:font-name="Times New Roman" fo:font-size="10pt" officeooo:rsid="001815bd" officeooo:paragraph-rsid="001815bd" fo:background-color="#ffffff" style:font-size-asian="10pt" style:font-size-complex="10pt"/>
    </style:style>
    <style:style style:name="P109" style:family="paragraph" style:parent-style-name="Text_20_body" style:list-style-name="L6">
      <style:paragraph-properties fo:margin-top="0cm" fo:margin-bottom="0cm" loext:contextual-spacing="false" fo:line-height="100%"/>
      <style:text-properties style:use-window-font-color="true" style:font-name="Times New Roman" fo:font-size="10pt" officeooo:rsid="0019063d" officeooo:paragraph-rsid="0019063d" fo:background-color="#ffffff" style:font-size-asian="10pt" style:font-size-complex="10pt"/>
    </style:style>
    <style:style style:name="P110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10pt" officeooo:rsid="001c1224" officeooo:paragraph-rsid="001cd584" style:font-size-asian="10pt" style:font-size-complex="10pt"/>
    </style:style>
    <style:style style:name="P111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10pt" officeooo:rsid="001c1224" officeooo:paragraph-rsid="001c1224" style:font-size-asian="10pt" style:font-name-complex="Times New Roman" style:font-size-complex="10pt"/>
    </style:style>
    <style:style style:name="P112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9063d" officeooo:paragraph-rsid="001a38ad" style:font-size-asian="9.5pt" style:font-size-complex="9.5pt"/>
    </style:style>
    <style:style style:name="P113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a5b77" officeooo:paragraph-rsid="001a5b77" style:font-size-asian="9.5pt" style:font-size-complex="9.5pt"/>
    </style:style>
    <style:style style:name="P114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cd584" officeooo:paragraph-rsid="001cd584" style:font-size-asian="9.5pt" style:font-size-complex="9.5pt"/>
    </style:style>
    <style:style style:name="P115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officeooo:rsid="001c1224" officeooo:paragraph-rsid="001c1224" style:font-name-complex="Times New Roman"/>
    </style:style>
    <style:style style:name="P116" style:family="paragraph" style:parent-style-name="Text_20_body" style:list-style-name="L4">
      <style:paragraph-properties fo:margin-top="0cm" fo:margin-bottom="0cm" loext:contextual-spacing="false" fo:line-height="100%"/>
      <style:text-properties fo:color="#000000" style:font-name="Times New Roman" fo:font-size="12pt" officeooo:rsid="001555ac" officeooo:paragraph-rsid="001555ac" fo:background-color="#ffffff" style:font-size-asian="12pt" style:font-size-complex="12pt"/>
    </style:style>
    <style:style style:name="P117" style:family="paragraph" style:parent-style-name="Text_20_body" style:list-style-name="L5">
      <style:paragraph-properties fo:margin-top="0cm" fo:margin-bottom="0cm" loext:contextual-spacing="false" fo:line-height="100%"/>
      <style:text-properties fo:color="#000000" style:font-name="Times New Roman" fo:font-size="12pt" officeooo:rsid="00167133" officeooo:paragraph-rsid="00167133" fo:background-color="#ffffff" style:font-size-asian="12pt" style:font-size-complex="12pt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9063d" officeooo:paragraph-rsid="001a38ad" fo:background-color="#ffffff" style:font-size-asian="12pt" style:font-style-asian="italic" style:font-size-complex="12pt" style:font-style-complex="italic"/>
    </style:style>
    <style:style style:name="P119" style:family="paragraph" style:parent-style-name="Text_20_body" style:list-style-name="L6">
      <style:paragraph-properties fo:margin-top="0cm" fo:margin-bottom="0cm" loext:contextual-spacing="false" fo:line-height="100%"/>
      <style:text-properties fo:color="#000000" style:font-name="Times New Roman" fo:font-size="10pt" officeooo:rsid="001815bd" officeooo:paragraph-rsid="001815bd" fo:background-color="#ffffff" style:font-size-asian="10pt" style:font-size-complex="10pt"/>
    </style:style>
    <style:style style:name="P120" style:family="paragraph" style:parent-style-name="Text_20_body" style:list-style-name="L6">
      <style:paragraph-properties fo:margin-top="0cm" fo:margin-bottom="0cm" loext:contextual-spacing="false" fo:line-height="100%"/>
      <style:text-properties fo:color="#000000" style:font-name="Times New Roman" fo:font-size="10pt" officeooo:rsid="00167133" officeooo:paragraph-rsid="0019063d" fo:background-color="#ffffff" style:font-size-asian="10pt" style:font-size-complex="10pt"/>
    </style:style>
    <style:style style:name="P121" style:family="paragraph" style:parent-style-name="Text_20_body" style:list-style-name="L7">
      <style:paragraph-properties fo:margin-top="0cm" fo:margin-bottom="0cm" loext:contextual-spacing="false"/>
      <style:text-properties fo:color="#77bc65" style:font-name="Times New Roman" fo:font-size="10pt" officeooo:rsid="0019063d" officeooo:paragraph-rsid="0019063d" style:font-size-asian="10pt" style:font-size-complex="10pt"/>
    </style:style>
    <style:style style:name="P122" style:family="paragraph" style:parent-style-name="Text_20_body" style:list-style-name="L7">
      <style:paragraph-properties fo:margin-top="0cm" fo:margin-bottom="0cm" loext:contextual-spacing="false"/>
      <style:text-properties officeooo:rsid="001a38ad" officeooo:paragraph-rsid="001a38ad"/>
    </style:style>
    <style:style style:name="P123" style:family="paragraph" style:parent-style-name="Text_20_body" style:list-style-name="L13">
      <style:paragraph-properties fo:margin-top="0cm" fo:margin-bottom="0cm" loext:contextual-spacing="false"/>
      <style:text-properties fo:font-size="10pt" officeooo:rsid="002363e7" officeooo:paragraph-rsid="002363e7" style:font-size-asian="10pt" style:font-size-complex="10pt"/>
    </style:style>
    <style:style style:name="P124" style:family="paragraph" style:parent-style-name="Text_20_body" style:list-style-name="L13">
      <style:paragraph-properties fo:margin-top="0cm" fo:margin-bottom="0cm" loext:contextual-spacing="false"/>
      <style:text-properties fo:font-size="10pt" officeooo:rsid="00252b09" officeooo:paragraph-rsid="00252b09" style:font-size-asian="10pt" style:font-size-complex="10pt"/>
    </style:style>
    <style:style style:name="P125" style:family="paragraph" style:parent-style-name="Text_20_body">
      <style:paragraph-properties fo:margin-top="0cm" fo:margin-bottom="0cm" loext:contextual-spacing="false"/>
      <style:text-properties style:font-name="Times New Roman" officeooo:rsid="002363e7" officeooo:paragraph-rsid="002363e7"/>
    </style:style>
    <style:style style:name="P126" style:family="paragraph" style:parent-style-name="Text_20_body" style:list-style-name="L14">
      <style:paragraph-properties fo:margin-top="0cm" fo:margin-bottom="0cm" loext:contextual-spacing="false"/>
      <style:text-properties style:font-name="Times New Roman" fo:font-size="10pt" officeooo:rsid="0026ff64" officeooo:paragraph-rsid="0026ff64" style:font-size-asian="8.75pt" style:font-size-complex="10pt"/>
    </style:style>
    <style:style style:name="P127" style:family="paragraph" style:parent-style-name="Text_20_body" style:list-style-name="L14">
      <style:paragraph-properties fo:margin-top="0cm" fo:margin-bottom="0cm" loext:contextual-spacing="false"/>
      <style:text-properties style:font-name="Times New Roman" fo:font-size="10pt" officeooo:rsid="00284bd3" officeooo:paragraph-rsid="00284bd3" style:font-size-asian="8.75pt" style:font-size-complex="10pt"/>
    </style:style>
    <style:style style:name="P128" style:family="paragraph" style:parent-style-name="Text_20_body">
      <style:paragraph-properties fo:margin-top="0cm" fo:margin-bottom="0cm" loext:contextual-spacing="false"/>
      <style:text-properties style:font-name="Times New Roman" fo:font-style="italic" officeooo:rsid="002363e7" officeooo:paragraph-rsid="002363e7" style:font-style-asian="italic" style:font-style-complex="italic"/>
    </style:style>
    <style:style style:name="T1" style:family="text">
      <style:text-properties officeooo:rsid="00108df5"/>
    </style:style>
    <style:style style:name="T2" style:family="text">
      <style:text-properties fo:color="#0000ff" fo:font-size="9.5pt" fo:font-weight="bold" officeooo:rsid="001137b2" fo:background-color="#ffffff" loext:char-shading-value="0" style:font-size-asian="9.5pt" style:font-weight-asian="bold"/>
    </style:style>
    <style:style style:name="T3" style:family="text">
      <style:text-properties fo:color="#0000ff" fo:font-size="9.5pt" fo:background-color="#ffffff" loext:char-shading-value="0" style:font-size-asian="9.5pt"/>
    </style:style>
    <style:style style:name="T4" style:family="text">
      <style:text-properties fo:color="#0000ff" fo:font-size="9.5pt" officeooo:rsid="00108df5" fo:background-color="#ffffff" loext:char-shading-value="0" style:font-size-asian="9.5pt"/>
    </style:style>
    <style:style style:name="T5" style:family="text">
      <style:text-properties fo:color="#0000ff" fo:font-size="9.5pt" officeooo:rsid="001137b2" fo:background-color="#ffffff" loext:char-shading-value="0" style:font-size-asian="9.5pt"/>
    </style:style>
    <style:style style:name="T6" style:family="text">
      <style:text-properties fo:color="#0000ff" fo:font-size="9.5pt" officeooo:rsid="001545db" fo:background-color="#ffffff" loext:char-shading-value="0" style:font-size-asian="9.5pt" style:font-size-complex="12pt"/>
    </style:style>
    <style:style style:name="T7" style:family="text">
      <style:text-properties fo:color="#0000ff" style:font-name="Consolas" fo:font-size="9.5pt" fo:background-color="#ffffff" loext:char-shading-value="0" style:font-size-asian="9.5pt"/>
    </style:style>
    <style:style style:name="T8" style:family="text">
      <style:text-properties fo:color="#0000ff" style:font-name="Consolas" fo:font-size="9.5pt" fo:background-color="#ffffff" loext:char-shading-value="0" style:font-size-asian="9.5pt" style:font-size-complex="12pt"/>
    </style:style>
    <style:style style:name="T9" style:family="text">
      <style:text-properties fo:color="#0000ff" style:font-name="Consolas" fo:background-color="#ffffff" loext:char-shading-value="0"/>
    </style:style>
    <style:style style:name="T10" style:family="text">
      <style:text-properties fo:color="#0000ff" style:font-name="Consolas" officeooo:rsid="00167133" fo:background-color="#ffffff" loext:char-shading-value="0"/>
    </style:style>
    <style:style style:name="T11" style:family="text">
      <style:text-properties fo:color="#0000ff" fo:font-size="12pt" fo:background-color="#ffffff" loext:char-shading-value="0" style:font-size-asian="12pt" style:font-size-complex="12pt"/>
    </style:style>
    <style:style style:name="T12" style:family="text">
      <style:text-properties fo:color="#0000ff" fo:background-color="#ffffff" loext:char-shading-value="0"/>
    </style:style>
    <style:style style:name="T13" style:family="text">
      <style:text-properties fo:color="#0000ff" fo:background-color="#ffffff" loext:char-shading-value="0" style:font-name-complex="Times New Roman"/>
    </style:style>
    <style:style style:name="T14" style:family="text">
      <style:text-properties fo:color="#0000ff" fo:font-weight="bold" fo:background-color="#ffffff" loext:char-shading-value="0" style:font-weight-asian="bold" style:font-name-complex="Times New Roman"/>
    </style:style>
    <style:style style:name="T15" style:family="text">
      <style:text-properties fo:color="#000000" fo:font-size="9.5pt" fo:background-color="#ffffff" loext:char-shading-value="0" style:font-size-asian="9.5pt"/>
    </style:style>
    <style:style style:name="T16" style:family="text">
      <style:text-properties fo:color="#000000" fo:font-size="9.5pt" officeooo:rsid="00108df5" fo:background-color="#ffffff" loext:char-shading-value="0" style:font-size-asian="9.5pt"/>
    </style:style>
    <style:style style:name="T17" style:family="text">
      <style:text-properties fo:color="#000000" fo:font-size="9.5pt" officeooo:rsid="00122a10" fo:background-color="#ffffff" loext:char-shading-value="0" style:font-size-asian="9.5pt"/>
    </style:style>
    <style:style style:name="T18" style:family="text">
      <style:text-properties fo:color="#000000" style:font-name="Consolas" fo:font-size="9.5pt" fo:background-color="#ffffff" loext:char-shading-value="0" style:font-size-asian="9.5pt"/>
    </style:style>
    <style:style style:name="T19" style:family="text">
      <style:text-properties fo:color="#000000" style:font-name="Consolas" fo:background-color="#ffffff" loext:char-shading-value="0"/>
    </style:style>
    <style:style style:name="T20" style:family="text">
      <style:text-properties fo:color="#000000" style:font-name="Consolas" officeooo:rsid="00167133" fo:background-color="#ffffff" loext:char-shading-value="0"/>
    </style:style>
    <style:style style:name="T21" style:family="text">
      <style:text-properties fo:color="#000000" fo:font-size="12pt" fo:background-color="#ffffff" loext:char-shading-value="0" style:font-size-asian="12pt" style:font-size-complex="12pt"/>
    </style:style>
    <style:style style:name="T22" style:family="text">
      <style:text-properties fo:color="#000000" fo:font-size="12pt" officeooo:rsid="0014507e" fo:background-color="#ffffff" loext:char-shading-value="0" style:font-size-asian="12pt" style:font-size-complex="12pt"/>
    </style:style>
    <style:style style:name="T23" style:family="text">
      <style:text-properties fo:color="#000000" fo:font-size="12pt" officeooo:rsid="0014a384" fo:background-color="#ffffff" loext:char-shading-value="0" style:font-size-asian="12pt" style:font-size-complex="12pt"/>
    </style:style>
    <style:style style:name="T24" style:family="text">
      <style:text-properties fo:color="#000000" fo:font-size="12pt" officeooo:rsid="001545db" fo:background-color="#ffffff" loext:char-shading-value="0" style:font-size-asian="12pt" style:font-size-complex="12pt"/>
    </style:style>
    <style:style style:name="T25" style:family="text">
      <style:text-properties fo:color="#000000" fo:background-color="#ffffff" loext:char-shading-value="0"/>
    </style:style>
    <style:style style:name="T26" style:family="text">
      <style:text-properties fo:color="#000000" officeooo:rsid="001555ac" fo:background-color="#ffffff" loext:char-shading-value="0"/>
    </style:style>
    <style:style style:name="T27" style:family="text">
      <style:text-properties fo:color="#000000" officeooo:rsid="001545db" fo:background-color="#ffffff" loext:char-shading-value="0"/>
    </style:style>
    <style:style style:name="T28" style:family="text">
      <style:text-properties fo:color="#000000" fo:background-color="#ffffff" loext:char-shading-value="0" style:font-name-complex="Times New Roman"/>
    </style:style>
    <style:style style:name="T29" style:family="text">
      <style:text-properties fo:color="#808080" fo:font-size="9.5pt" fo:background-color="#ffffff" loext:char-shading-value="0" style:font-size-asian="9.5pt"/>
    </style:style>
    <style:style style:name="T30" style:family="text">
      <style:text-properties fo:color="#808080" fo:font-size="9.5pt" officeooo:rsid="00108df5" fo:background-color="#ffffff" loext:char-shading-value="0" style:font-size-asian="9.5pt"/>
    </style:style>
    <style:style style:name="T31" style:family="text">
      <style:text-properties fo:color="#808080" fo:font-size="9.5pt" officeooo:rsid="00122a10" fo:background-color="#ffffff" loext:char-shading-value="0" style:font-size-asian="9.5pt"/>
    </style:style>
    <style:style style:name="T32" style:family="text">
      <style:text-properties fo:color="#808080" fo:font-size="9.5pt" officeooo:rsid="001137b2" fo:background-color="#ffffff" loext:char-shading-value="0" style:font-size-asian="9.5pt"/>
    </style:style>
    <style:style style:name="T33" style:family="text">
      <style:text-properties fo:color="#808080" style:font-name="Consolas" fo:font-size="9.5pt" fo:background-color="#ffffff" loext:char-shading-value="0" style:font-size-asian="9.5pt"/>
    </style:style>
    <style:style style:name="T34" style:family="text">
      <style:text-properties fo:color="#808080" style:font-name="Consolas" fo:background-color="#ffffff" loext:char-shading-value="0"/>
    </style:style>
    <style:style style:name="T35" style:family="text">
      <style:text-properties fo:color="#bf0041" officeooo:rsid="00108df5"/>
    </style:style>
    <style:style style:name="T36" style:family="text">
      <style:text-properties fo:color="#800000" fo:font-size="9.5pt" fo:background-color="#ffffff" loext:char-shading-value="0" style:font-size-asian="9.5pt"/>
    </style:style>
    <style:style style:name="T37" style:family="text">
      <style:text-properties fo:color="#800000" fo:font-size="9.5pt" officeooo:rsid="00108df5" fo:background-color="#ffffff" loext:char-shading-value="0" style:font-size-asian="9.5pt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officeooo:rsid="00108df5"/>
    </style:style>
    <style:style style:name="T40" style:family="text">
      <style:text-properties style:use-window-font-color="true" officeooo:rsid="0010e617"/>
    </style:style>
    <style:style style:name="T41" style:family="text">
      <style:text-properties style:use-window-font-color="true" officeooo:rsid="0012552e"/>
    </style:style>
    <style:style style:name="T42" style:family="text">
      <style:text-properties style:use-window-font-color="true" officeooo:rsid="0014a384"/>
    </style:style>
    <style:style style:name="T43" style:family="text">
      <style:text-properties style:use-window-font-color="true" fo:font-size="12pt" officeooo:rsid="001545db" fo:background-color="#ffffff" loext:char-shading-value="0" style:font-size-asian="12pt" style:font-size-complex="12pt"/>
    </style:style>
    <style:style style:name="T44" style:family="text">
      <style:text-properties style:use-window-font-color="true" style:font-name="Times New Roman" fo:font-size="10pt" officeooo:rsid="00219c82" fo:background-color="#ffffff" loext:char-shading-value="0" style:font-size-asian="10pt" style:font-name-complex="Times New Roman" style:font-size-complex="10pt"/>
    </style:style>
    <style:style style:name="T45" style:family="text">
      <style:text-properties style:use-window-font-color="true" style:font-name="Times New Roman" fo:font-size="10pt" fo:font-weight="bold" officeooo:rsid="00219c82" fo:background-color="#ffffff" loext:char-shading-value="0" style:font-size-asian="10pt" style:font-weight-asian="bold" style:font-name-complex="Times New Roman" style:font-size-complex="10pt" style:font-weight-complex="bold"/>
    </style:style>
    <style:style style:name="T46" style:family="text">
      <style:text-properties style:use-window-font-color="true" style:font-name="Times New Roman" fo:font-size="12pt" fo:font-style="italic" officeooo:rsid="00219c82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47" style:family="text">
      <style:text-properties style:use-window-font-color="true" style:font-name="Times New Roman" fo:font-size="10pt" officeooo:rsid="00219c82" fo:background-color="#ffffff" loext:char-shading-value="0" style:font-size-asian="10pt" style:font-name-complex="Times New Roman" style:font-size-complex="10pt"/>
    </style:style>
    <style:style style:name="T48" style:family="text">
      <style:text-properties fo:color="#ff00ff" fo:font-size="9.5pt" fo:background-color="#ffffff" loext:char-shading-value="0" style:font-size-asian="9.5pt"/>
    </style:style>
    <style:style style:name="T49" style:family="text">
      <style:text-properties fo:color="#ff00ff" style:font-name="Consolas" fo:font-size="9.5pt" fo:background-color="#ffffff" loext:char-shading-value="0" style:font-size-asian="9.5pt"/>
    </style:style>
    <style:style style:name="T50" style:family="text">
      <style:text-properties fo:color="#ff00ff" style:font-name="Consolas" fo:background-color="#ffffff" loext:char-shading-value="0"/>
    </style:style>
    <style:style style:name="T51" style:family="text">
      <style:text-properties fo:color="#ff0000" fo:font-size="9.5pt" fo:background-color="#ffffff" loext:char-shading-value="0" style:font-size-asian="9.5pt"/>
    </style:style>
    <style:style style:name="T52" style:family="text">
      <style:text-properties fo:color="#ff0000" fo:font-size="9.5pt" officeooo:rsid="0012331e" fo:background-color="#ffffff" loext:char-shading-value="0" style:font-size-asian="9.5pt"/>
    </style:style>
    <style:style style:name="T53" style:family="text">
      <style:text-properties fo:color="#ff0000" fo:font-size="9.5pt" officeooo:rsid="00108df5" fo:background-color="#ffffff" loext:char-shading-value="0" style:font-size-asian="9.5pt"/>
    </style:style>
    <style:style style:name="T54" style:family="text">
      <style:text-properties fo:color="#ff0000" style:font-name="Consolas" fo:font-size="9.5pt" fo:background-color="#ffffff" loext:char-shading-value="0" style:font-size-asian="9.5pt"/>
    </style:style>
    <style:style style:name="T55" style:family="text">
      <style:text-properties fo:color="#ff0000" style:font-name="Consolas" fo:background-color="#ffffff" loext:char-shading-value="0"/>
    </style:style>
    <style:style style:name="T56" style:family="text">
      <style:text-properties fo:color="#1f8bff" fo:font-size="9.5pt" style:text-underline-style="none" fo:background-color="#ffffff" loext:char-shading-value="0" style:font-size-asian="9.5pt"/>
    </style:style>
    <style:style style:name="T57" style:family="text">
      <style:text-properties fo:color="#1f8bff" fo:font-size="9.5pt" style:text-underline-style="none" officeooo:rsid="00108df5" fo:background-color="#ffffff" loext:char-shading-value="0" style:font-size-asian="9.5pt"/>
    </style:style>
    <style:style style:name="T58" style:family="text">
      <style:text-properties fo:color="#1f8bff" style:text-underline-style="none"/>
    </style:style>
    <style:style style:name="T59" style:family="text">
      <style:text-properties fo:color="#1f8bff" style:text-underline-style="none" officeooo:rsid="0010e617"/>
    </style:style>
    <style:style style:name="T60" style:family="text">
      <style:text-properties fo:color="#3faf46"/>
    </style:style>
    <style:style style:name="T61" style:family="text">
      <style:text-properties fo:color="#3faf46" fo:font-weight="bold" style:font-weight-asian="bold" style:font-weight-complex="bold"/>
    </style:style>
    <style:style style:name="T62" style:family="text">
      <style:text-properties fo:color="#3faf46" fo:font-weight="bold" officeooo:rsid="00108df5" style:font-weight-asian="bold" style:font-weight-complex="bold"/>
    </style:style>
    <style:style style:name="T63" style:family="text">
      <style:text-properties fo:color="#3faf46" officeooo:rsid="00108df5"/>
    </style:style>
    <style:style style:name="T64" style:family="text">
      <style:text-properties fo:color="#3faf46" officeooo:rsid="0012552e"/>
    </style:style>
    <style:style style:name="T65" style:family="text">
      <style:text-properties officeooo:rsid="001555ac"/>
    </style:style>
    <style:style style:name="T66" style:family="text">
      <style:text-properties officeooo:rsid="001815bd"/>
    </style:style>
    <style:style style:name="T67" style:family="text">
      <style:text-properties style:font-name="Consolas" fo:background-color="#ffffff" loext:char-shading-value="0"/>
    </style:style>
    <style:style style:name="T68" style:family="text">
      <style:text-properties style:font-name="Times New Roman" style:font-name-complex="Times New Roman"/>
    </style:style>
    <style:style style:name="T69" style:family="text">
      <style:text-properties style:font-name="Times New Roman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style:font-name="Times New Roman" fo:font-size="12pt" fo:font-style="italic" officeooo:rsid="001a38ad" fo:background-color="#ffffff" loext:char-shading-value="0" style:font-size-asian="12pt" style:font-style-asian="italic" style:font-size-complex="12pt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1815bd" style:font-style-asian="italic" style:font-style-complex="italic"/>
    </style:style>
    <style:style style:name="T73" style:family="text">
      <style:text-properties officeooo:rsid="001a38a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font-name-complex="Times New Roman"/>
    </style:style>
    <style:style style:name="T76" style:family="text">
      <style:text-properties fo:background-color="#ffffff" loext:char-shading-value="0"/>
    </style:style>
    <style:style style:name="T77" style:family="text">
      <style:text-properties officeooo:rsid="0019063d" fo:background-color="#ffffff" loext:char-shading-value="0"/>
    </style:style>
    <style:style style:name="T78" style:family="text">
      <style:text-properties fo:color="#00ff00" style:font-name="Consolas" fo:font-size="9.5pt" fo:background-color="#ffffff" loext:char-shading-value="0" style:font-size-asian="9.5pt"/>
    </style:style>
    <style:style style:name="T79" style:family="text">
      <style:text-properties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Times New Roman"/>
    </style:style>
    <style:style style:name="T81" style:family="text">
      <style:text-properties style:font-name="Times New Roman" officeooo:rsid="002363e7"/>
    </style:style>
    <style:style style:name="T82" style:family="text">
      <style:text-properties officeooo:rsid="002363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1">Triggers et Procédures Stockées</text:h>
      <text:h text:style-name="P84" text:outline-level="6"><text:span text:style-name="T65">1 </text:span>La notion de lot d’instructions ou <text:span text:style-name="T62">Ba</text:span><text:span text:style-name="T61">tch</text:span></text:h>
      <text:list xml:id="list2370536033" text:style-name="L1">
        <text:list-item>
          <text:p text:style-name="P94">C’est un ensemble d’instructions soumises simultanément et exécutées en groupe.</text:p>
        </text:list-item>
        <text:list-item>
          <text:p text:style-name="P94">Il se termine toujours pas un <text:span text:style-name="T2">GO</text:span> qui peut être vue comme un séparateur de lot.</text:p>
        </text:list-item>
        <text:list-item>
          <text:p text:style-name="P94">Les règles d’utilisation d’un <text:span text:style-name="T61">Batch</text:span> sont</text:p>
        </text:list-item>
      </text:list>
      <text:list xml:id="list2554394423" text:style-name="L2">
        <text:list-item>
          <text:p text:style-name="P76"><text:span text:style-name="T4">CREATE</text:span><text:span text:style-name="T16"> </text:span><text:span text:style-name="T4">DEFAULT</text:span><text:span text:style-name="T30">,</text:span><text:span text:style-name="T16"> </text:span><text:span text:style-name="T4">CREATE</text:span><text:span text:style-name="T16"> </text:span><text:span text:style-name="T4">PROCEDURE</text:span><text:span text:style-name="T30">,</text:span><text:span text:style-name="T16"> </text:span><text:span text:style-name="T4">CREATE</text:span><text:span text:style-name="T16"> </text:span><text:span text:style-name="T4">RULE</text:span><text:span text:style-name="T30">,</text:span><text:span text:style-name="T16"> </text:span><text:span text:style-name="T4">CREATE</text:span><text:span text:style-name="T16"> </text:span><text:span text:style-name="T4">TRIGGER</text:span><text:span text:style-name="T30">,</text:span><text:span text:style-name="T16"> et </text:span><text:span text:style-name="T4">CREATE</text:span><text:span text:style-name="T16"> </text:span><text:span text:style-name="T4">VIEW</text:span><text:span text:style-name="T1"> <text:line-break/></text:span><text:span text:style-name="T35">ne peuvent être combinées avec d'autres instructions pour former un </text:span><text:span text:style-name="T64">B</text:span><text:span text:style-name="T63">atch</text:span><text:span text:style-name="T35">.</text:span><text:span text:style-name="T1"> <text:line-break/>Elles doivent être soumises individuellement (donc séparées par un <text:s/></text:span><text:span text:style-name="T2">GO</text:span><text:span text:style-name="T1">.<text:line-break/></text:span></text:p>
        </text:list-item>
        <text:list-item>
          <text:p text:style-name="P78">Les règles et valeurs par défauts doivent êtres crées et associées à des colonnes dans un <text:span text:style-name="T60">Batch</text:span> n°1 PUIS utilisées dans un <text:span text:style-name="T60">Batch</text:span> n°2<text:line-break/></text:p>
        </text:list-item>
        <text:list-item>
          <text:p text:style-name="P57"><text:span text:style-name="T39">Les procédures système <text:s/></text:span><text:span text:style-name="T36">sp_bindrule </text:span><text:span text:style-name="T39">et </text:span><text:span text:style-name="T37">sp_bindefault</text:span><text:span text:style-name="T39"> ne peuvent coexister dans le même lot d’instructions </text:span><text:span text:style-name="T40">que les instructions </text:span><text:span text:style-name="T59">INSERT</text:span><text:span text:style-name="T40"> qui font appel à la règle ou à la valeur par défaut correspondante.<text:line-break/></text:span></text:p>
        </text:list-item>
        <text:list-item>
          <text:p text:style-name="P59">Les CHECK sont soumi aux mêmes principes que les règles et valeurs par défauts</text:p>
          <text:list>
            <text:list-item>
              <text:p text:style-name="P58"><text:span text:style-name="T38">Elle ne peuvent être crées et utilisées dans le même </text:span><text:span text:style-name="T60">Batch</text:span><text:span text:style-name="T38">.</text:span></text:p>
            </text:list-item>
            <text:list-item>
              <text:p text:style-name="P59">Une table créer avec une contrainte CHECK ne peut appliquer ces contraintes dans le même lot d’instruction que la définition.<text:line-break/></text:p>
            </text:list-item>
          </text:list>
        </text:list-item>
        <text:list-item>
          <text:p text:style-name="P59">Les options modifiées à l’aide de l’instruction SET entrent en vigueurs à la fin du lot.<text:line-break/></text:p>
        </text:list-item>
        <text:list-item>
          <text:p text:style-name="P58"><text:span text:style-name="T38">Dans le même </text:span><text:span text:style-name="T60">Batch</text:span><text:span text:style-name="T38"> on ne peut pas…</text:span></text:p>
          <text:list>
            <text:list-item>
              <text:p text:style-name="P59"><text:s/>supprimer un objet puis y faire référence ou le recréer.</text:p>
            </text:list-item>
            <text:list-item>
              <text:p text:style-name="P59">Faire référence a une colonne que vous venez de créer en agrandissante la table.</text:p>
            </text:list-item>
          </text:list>
          <text:p text:style-name="P59"><text:line-break/></text:p>
        </text:list-item>
      </text:list>
      <text:h text:style-name="P80" text:outline-level="5"/>
      <text:h text:style-name="P85" text:outline-level="6"><text:span text:style-name="T65">2 </text:span>Règles générale à retenir</text:h>
      <text:p text:style-name="P7">Exemple 1 : SELECT multiples</text:p>
      <text:p text:style-name="P2">Deux jeux de résultat seront renvoyés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><text:span text:style-name="T3">SELECT</text:span><text:span text:style-name="T15"> </text:span><text:span text:style-name="T48">COUNT</text:span><text:span text:style-name="T29">(*)</text:span><text:span text:style-name="T15"> </text:span><text:span text:style-name="T3">FROM</text:span><text:span text:style-name="T15"> titres</text:span></text:p>
            <text:p text:style-name="P50"><text:span text:style-name="T3">SELECT</text:span><text:span text:style-name="T15"> </text:span><text:span text:style-name="T48">COUNT</text:span><text:span text:style-name="T29">(*)</text:span><text:span text:style-name="T15"> </text:span><text:span text:style-name="T3">FROM</text:span><text:span text:style-name="T15"> auteurs</text:span></text:p>
          </table:table-cell>
        </table:table-row>
      </table:table>
      <text:p text:style-name="P10"/>
      <text:p text:style-name="P2">Exemple 2 : Création et utilisation d’un objet</text:p>
      <text:p text:style-name="P2">On créer, on <text:span text:style-name="T58">insert</text:span> et on projette</text:p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3"><text:span text:style-name="T3">CREATE</text:span><text:span text:style-name="T15"> </text:span><text:span text:style-name="T3">TABLE</text:span><text:span text:style-name="T15"> </text:span><text:span text:style-name="T17">Librairie</text:span></text:p>
            <text:p text:style-name="P43"><text:span text:style-name="T29">(</text:span><text:span text:style-name="T31">Livre</text:span><text:span text:style-name="T15"> </text:span><text:span text:style-name="T3">char</text:span><text:span text:style-name="T29">(</text:span><text:span text:style-name="T15">10</text:span><text:span text:style-name="T29">)</text:span><text:span text:style-name="T15"> </text:span><text:span text:style-name="T29">NOT</text:span><text:span text:style-name="T15"> </text:span><text:span text:style-name="T29">NULL, </text:span><text:span text:style-name="T31">Prix</text:span><text:span text:style-name="T15"> </text:span><text:span text:style-name="T3">int </text:span><text:span text:style-name="T29">NULL)</text:span></text:p>
            <text:p text:style-name="P43"><text:span text:style-name="T56">INSERT</text:span><text:span text:style-name="T15"> </text:span><text:span text:style-name="T17">Librairie</text:span><text:span text:style-name="T15"> </text:span><text:span text:style-name="T3">VALUES </text:span><text:span text:style-name="T29">(</text:span><text:span text:style-name="T51">'bonjour'</text:span><text:span text:style-name="T29">,</text:span><text:span text:style-name="T15"> 598</text:span><text:span text:style-name="T29">)</text:span></text:p>
            <text:p text:style-name="P50"><text:span text:style-name="T3">SELECT</text:span><text:span text:style-name="T15"> </text:span><text:span text:style-name="T29">*</text:span><text:span text:style-name="T15"> </text:span><text:span text:style-name="T3">FROM</text:span><text:span text:style-name="T15"> </text:span><text:span text:style-name="T17">Librairie</text:span></text:p>
          </table:table-cell>
        </table:table-row>
      </table:table>
      <text:p text:style-name="P44"/>
      <text:p text:style-name="P4">Exemple 3 : <text:span text:style-name="T58">INSERT</text:span> avec des contraintes</text:p>
      <text:p text:style-name="P4">On créer d’abord la table puis on créer les <text:span text:style-name="T58">INSERT</text:span> dans un autre <text:span text:style-name="T60">Batch</text:span></text:p>
      <text:p text:style-name="P1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3"><text:span text:style-name="T3">CREATE</text:span><text:span text:style-name="T15"> </text:span><text:span text:style-name="T3">TABLE</text:span><text:span text:style-name="T15"> éditeurs</text:span></text:p>
            <text:p text:style-name="P43"><text:span text:style-name="T29">( </text:span><text:span text:style-name="T15">id_éditeur </text:span><text:span text:style-name="T3">char</text:span><text:span text:style-name="T29">(</text:span><text:span text:style-name="T15">4</text:span><text:span text:style-name="T29">)</text:span><text:span text:style-name="T15"> </text:span><text:span text:style-name="T29">NOT</text:span><text:span text:style-name="T15"> </text:span><text:span text:style-name="T29">NULL,</text:span></text:p>
            <text:p text:style-name="P43"><text:span text:style-name="T3">CONSTRAINT</text:span><text:span text:style-name="T15"> UPKCL_pubind </text:span><text:span text:style-name="T3">PRIMARY</text:span><text:span text:style-name="T15"> </text:span><text:span text:style-name="T3">KEY</text:span><text:span text:style-name="T15"> </text:span><text:span text:style-name="T3">CLUSTERED</text:span></text:p>
            <text:p text:style-name="P43"><text:span text:style-name="T3">CHECK </text:span><text:span text:style-name="T29">(</text:span><text:span text:style-name="T15">id_éditeur </text:span><text:span text:style-name="T29">in</text:span><text:span text:style-name="T3"> </text:span><text:span text:style-name="T29">(</text:span><text:span text:style-name="T51">'1389'</text:span><text:span text:style-name="T29">,</text:span><text:span text:style-name="T15"> </text:span><text:span text:style-name="T51">'0736'</text:span><text:span text:style-name="T29">,</text:span><text:span text:style-name="T15"> </text:span><text:span text:style-name="T51">'0877'</text:span><text:span text:style-name="T29">,</text:span><text:span text:style-name="T15"> </text:span><text:span text:style-name="T51">'1622'</text:span><text:span text:style-name="T29">,</text:span><text:span text:style-name="T15"> </text:span><text:span text:style-name="T51">'1756'</text:span><text:span text:style-name="T29">)</text:span></text:p>
            <text:p text:style-name="P43"><text:span text:style-name="T29">OR</text:span><text:span text:style-name="T15"> id_éditeur </text:span><text:span text:style-name="T29">like</text:span><text:span text:style-name="T15"> </text:span><text:span text:style-name="T51">'99[0-9][0-9]'</text:span><text:span text:style-name="T29">),</text:span></text:p>
            <text:p text:style-name="P43"><text:span text:style-name="T15">nom_éditeur </text:span><text:span text:style-name="T3">varchar</text:span><text:span text:style-name="T29">(</text:span><text:span text:style-name="T15">40</text:span><text:span text:style-name="T29">) NULL, </text:span><text:span text:style-name="T15">ville </text:span><text:span text:style-name="T3">varchar</text:span><text:span text:style-name="T29">(</text:span><text:span text:style-name="T15">20</text:span><text:span text:style-name="T29">)</text:span><text:span text:style-name="T15"> </text:span><text:span text:style-name="T29">NULL, </text:span></text:p>
            <text:p text:style-name="P43"><text:span text:style-name="T32">r</text:span><text:span text:style-name="T15">égion </text:span><text:span text:style-name="T3">char</text:span><text:span text:style-name="T29">(</text:span><text:span text:style-name="T15">2</text:span><text:span text:style-name="T29">)</text:span><text:span text:style-name="T15"> </text:span><text:span text:style-name="T29">NULL, </text:span><text:span text:style-name="T15">pays </text:span><text:span text:style-name="T3">varchar</text:span><text:span text:style-name="T29">(</text:span><text:span text:style-name="T15">30</text:span><text:span text:style-name="T29">)</text:span><text:span text:style-name="T15"> </text:span><text:span text:style-name="T29">NULL</text:span></text:p>
            <text:p text:style-name="P43"><text:span text:style-name="T3">DEFAULT </text:span><text:span text:style-name="T29">(</text:span><text:span text:style-name="T51">'FR'</text:span><text:span text:style-name="T29">)</text:span></text:p>
            <text:p text:style-name="P43"><text:span text:style-name="T29">) </text:span><text:span text:style-name="T5">GO</text:span></text:p>
          </table:table-cell>
        </table:table-row>
      </table:table>
      <text:p text:style-name="P32"/>
      <text:p text:style-name="P26"/>
      <text:p text:style-name="P25"><text:span text:style-name="T56">INSERT</text:span><text:span text:style-name="T15"> éditeurs</text:span><text:span text:style-name="T3"> </text:span><text:span text:style-name="T29">(</text:span><text:span text:style-name="T15">id_éditeur</text:span><text:span text:style-name="T29">,</text:span><text:span text:style-name="T15"> nom_éditeur</text:span><text:span text:style-name="T29">)</text:span><text:span text:style-name="T15"> </text:span><text:span text:style-name="T3">VALUES</text:span><text:span text:style-name="T29">(</text:span><text:span text:style-name="T51">'1234'</text:span><text:span text:style-name="T29">,</text:span><text:span text:style-name="T15"> </text:span><text:span text:style-name="T16"><text:s/></text:span><text:span text:style-name="T53">'test Editeurs'</text:span><text:span text:style-name="T30">)</text:span></text:p>
      <text:p text:style-name="P3"/>
      <text:p text:style-name="P19"><text:span text:style-name="T39">Cet </text:span><text:span text:style-name="T57">INSERT</text:span><text:span text:style-name="T39"> échoue car </text:span><text:span text:style-name="T53">’</text:span><text:span text:style-name="T52">1</text:span><text:span text:style-name="T53">234’</text:span><text:span text:style-name="T39"> n'est pas un numéro d'éditeur valide. En l'absence de l'instruction </text:span><text:span text:style-name="T5">GO</text:span><text:span text:style-name="T39">, ce contrôle ne serait pas fait car la contrainte ne serait pas prise en compte.</text:span></text:p>
      <text:h text:style-name="P86" text:outline-level="6"><text:span text:style-name="T65">3 </text:span>La notion de transactions</text:h>
      <text:p text:style-name="P5">Si durant la mise a jours d’une base de donnée (insertion, modification, destruction) il y a un problème (coupure de courant, coupure réseau etc,,,) la mise a jours des données devient partielles et deviens donc incohérente.</text:p>
      <text:list xml:id="list2172117298" text:style-name="L3">
        <text:list-item>
          <text:p text:style-name="P95"><text:span text:style-name="T41">Pour revenir a un état cohérent de la </text:span><text:span text:style-name="T42">base de donnée</text:span><text:span text:style-name="T41"> on passe par une Transaction qui peut ,,,</text:span></text:p>
          <text:list>
            <text:list-item>
              <text:p text:style-name="P102">Effectuer un complément sans incohérence.</text:p>
            </text:list-item>
            <text:list-item>
              <text:p text:style-name="P102">Elle fait un retour automatique en arrière en cas de problème <text:s/>pour retourner a un état cohérent des données existant au début de la transaction.<text:line-break/></text:p>
            </text:list-item>
          </text:list>
        </text:list-item>
        <text:list-item>
          <text:p text:style-name="P103">Les instruction SQL permettant ces mise a jours sont encapsulées entre,,, </text:p>
          <text:list>
            <text:list-item>
              <text:p text:style-name="P96"><text:span text:style-name="T3">BEGIN</text:span><text:span text:style-name="T15"> </text:span><text:span text:style-name="T3">TRANSACTION</text:span><text:span text:style-name="T15"> </text:span><text:span text:style-name="T22">qui désigne le début de l’encapsulation, l’état de chaque ligne est mise a jour après avoirs étais consigné dans le journal de mise à jours de la transaction.</text:span></text:p>
            </text:list-item>
            <text:list-item>
              <text:p text:style-name="P96"><text:span text:style-name="T3">COMMIT</text:span><text:span text:style-name="T15"> </text:span><text:span text:style-name="T3">TRANSACTION</text:span><text:span text:style-name="T11"> </text:span><text:span text:style-name="T23">marque la fin de la transaction, tant qu’elle n’a pas étais exécutée les mise a jours ne sont pas totalement enregistrées dans la base de donnée.</text:span><text:span text:style-name="T29"><text:line-break/>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153306384722314" text:continue-numbering="true" text:style-name="L3">
              <text:list-header>
                <text:p text:style-name="P77"><text:span text:style-name="T3">BEGIN</text:span><text:span text:style-name="T15"> </text:span><text:span text:style-name="T3">TRANSACTION</text:span><text:span text:style-name="T15"><text:tab/>nom_de_la_transaction</text:span></text:p>
                <text:p text:style-name="P63">Ordre SQL1</text:p>
                <text:p text:style-name="P71">…</text:p>
                <text:p text:style-name="P63">Ordre SQLN</text:p>
                <text:p text:style-name="P96"><text:span text:style-name="T3">COMMIT</text:span><text:span text:style-name="T15"> </text:span><text:span text:style-name="T3">TRANSACTION</text:span><text:span text:style-name="T15"> nom_de_la_transaction</text:span></text:p>
              </text:list-header>
            </text:list>
          </table:table-cell>
        </table:table-row>
      </table:table>
      <text:list xml:id="list153306969836007" text:continue-numbering="true" text:style-name="L3">
        <text:list-header>
          <text:p text:style-name="P104"/>
        </text:list-header>
        <text:list-item>
          <text:p text:style-name="P105">Avec le journal de transaction on peut défaire une Transaction…</text:p>
          <text:list>
            <text:list-item>
              <text:p text:style-name="P106">Soit de manière automatique quand un problème survient.</text:p>
            </text:list-item>
            <text:list-item>
              <text:p text:style-name="P97"><text:span text:style-name="T43">Soit de manière volontaire en utilisant la commande </text:span><text:span text:style-name="T6">ROLLBACK</text:span><text:span text:style-name="T15"> </text:span><text:span text:style-name="T3">TRANSACTION</text:span><text:span text:style-name="T15"> </text:span><text:span text:style-name="T21">nom_de_la_transaction <text:line-break/></text:span><text:span text:style-name="T24">qui annule une transaction définie jusqu’au dernier point de reprise défini à l’intérieur de la Transaction ou au début.</text:span></text:p>
            </text:list-item>
          </text:list>
        </text:list-item>
      </text:list>
      <text:p text:style-name="P24"/>
      <text:h text:style-name="P81" text:outline-level="6"/>
      <text:h text:style-name="P82" text:outline-level="6"><text:span text:style-name="T26">4 </text:span><text:span text:style-name="T27">L</text:span><text:span text:style-name="T25">es Contrôle de Flux</text:span></text:h>
      <text:p text:style-name="P11">Le contrôle des flux permet de structurer le déroulement :</text:p>
      <text:list xml:id="list1995367385" text:style-name="L4">
        <text:list-item>
          <text:p text:style-name="P116">D’un Batch</text:p>
        </text:list-item>
        <text:list-item>
          <text:p text:style-name="P116">D’un script</text:p>
        </text:list-item>
        <text:list-item>
          <text:p text:style-name="P116">D’une procédure stockées</text:p>
        </text:list-item>
        <text:list-item>
          <text:p text:style-name="P116">D’un déclencheur</text:p>
        </text:list-item>
      </text:list>
      <text:p text:style-name="P54">Type de contrôle : Le bloc d’instructions</text:p>
      <text:list xml:id="list2859494037" text:style-name="L5">
        <text:list-item>
          <text:p text:style-name="P117">Délimite une série d’instruction sql équivalente au IF / ELSE</text:p>
        </text:list-item>
        <text:list-item>
          <text:p text:style-name="P107"><text:span text:style-name="T21">Les bloc </text:span><text:span text:style-name="T8">BEGIN</text:span><text:span text:style-name="T21"> et </text:span><text:span text:style-name="T8">END</text:span><text:span text:style-name="T21"> peuvent être imbriqué</text:span></text:p>
        </text:list-item>
      </text:list>
      <text:p text:style-name="P1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5">BEGIN</text:p>
            <text:p text:style-name="P46"><text:tab/>instruction_SQL1 </text:p>
            <text:p text:style-name="P46"><text:tab/>instruction_SQL2</text:p>
            <text:p text:style-name="P42"><text:span text:style-name="T18"><text:tab/></text:span><text:span text:style-name="T7">BEGIN</text:span></text:p>
            <text:p text:style-name="P46"><text:tab/><text:tab/>instruction_SQL1 </text:p>
            <text:p text:style-name="P46"><text:tab/><text:tab/>instruction_SQL2</text:p>
            <text:p text:style-name="P42"><text:span text:style-name="T18"><text:tab/></text:span><text:span text:style-name="T7">END</text:span><text:span text:style-name="T18"><text:tab/></text:span></text:p>
            <text:p text:style-name="P46"><text:tab/>instruction_SQLN</text:p>
            <text:p text:style-name="P45">END</text:p>
          </table:table-cell>
        </table:table-row>
      </table:table>
      <text:p text:style-name="P6"/>
      <text:p text:style-name="P55"/>
      <text:p text:style-name="P56"><text:span text:style-name="T71">Type de contrôle : </text:span><text:span text:style-name="T72">L’aiguillage</text:span></text:p>
      <text:list xml:id="list963837730" text:style-name="L6">
        <text:list-item>
          <text:p text:style-name="P119">L’expression CASE permet de simplifier les expression SQL pur des valeurs conditionnelles, c’est l’équivalent d’un Switch en C#, on resort uniquement ce qui répond au critère et si rien n’est valide on effectue le ELSE</text:p>
        </text:list-item>
      </text:list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><text:span text:style-name="T9">CASE</text:span><text:span text:style-name="T67"> expression</text:span></text:p>
            <text:p text:style-name="P52"><text:span text:style-name="T19"><text:tab/></text:span><text:span text:style-name="T9">WHEN</text:span><text:span text:style-name="T19"> expression1 </text:span><text:span text:style-name="T9">THEN</text:span><text:span text:style-name="T19"> expression1</text:span></text:p>
            <text:p text:style-name="P52"><text:span text:style-name="T19"><text:tab/></text:span><text:span text:style-name="T55">…</text:span></text:p>
            <text:p text:style-name="P52"><text:span text:style-name="T19"><text:tab/></text:span><text:span text:style-name="T9">WHEN</text:span><text:span text:style-name="T19"> expressionN </text:span><text:span text:style-name="T9">THEN</text:span><text:span text:style-name="T19"> expressionN</text:span></text:p>
            <text:p text:style-name="P40"><text:span text:style-name="T19"><text:tab/><text:tab/></text:span><text:span text:style-name="T9">ELSE</text:span><text:span text:style-name="T19"> expression_dans_tous_les_autres_cas</text:span></text:p>
            <text:p text:style-name="P35">END</text:p>
            <text:p text:style-name="P30"/>
            <text:p text:style-name="P40"><text:span text:style-name="T19">Expression de recherche </text:span><text:span text:style-name="T9">CASE:</text:span></text:p>
            <text:p text:style-name="P30"/>
            <text:p text:style-name="P40"><text:span text:style-name="T9">SELECT</text:span><text:span text:style-name="T19"> <text:tab/>"Catégorie de prix" </text:span><text:span text:style-name="T34">=</text:span><text:span text:style-name="T19"> </text:span></text:p>
            <text:p text:style-name="P40"><text:span text:style-name="T19"><text:tab/></text:span><text:span text:style-name="T9">CASE</text:span><text:span text:style-name="T19"> </text:span></text:p>
            <text:p text:style-name="P40"><text:span text:style-name="T19"><text:tab/><text:tab/></text:span><text:span text:style-name="T9">WHEN</text:span><text:span text:style-name="T19"> prix </text:span><text:span text:style-name="T34">IS</text:span><text:span text:style-name="T19"> </text:span><text:span text:style-name="T34">NULL</text:span><text:span text:style-name="T19"> </text:span><text:span text:style-name="T9">THEN</text:span><text:span text:style-name="T19"> </text:span><text:span text:style-name="T55">'Pas d''estimation'</text:span></text:p>
            <text:p text:style-name="P40"><text:span text:style-name="T19"><text:tab/><text:tab/></text:span><text:span text:style-name="T9">WHEN</text:span><text:span text:style-name="T19"> prix </text:span><text:span text:style-name="T34">&lt;</text:span><text:span text:style-name="T19"> 50 </text:span><text:span text:style-name="T9">THEN</text:span><text:span text:style-name="T19"> </text:span><text:span text:style-name="T55">'Prix modéré'</text:span></text:p>
            <text:p text:style-name="P47"><text:span text:style-name="T19"><text:tab/></text:span><text:span text:style-name="T9">WHEN</text:span><text:span text:style-name="T19"> prix </text:span><text:span text:style-name="T34">&gt;=</text:span><text:span text:style-name="T19"> 50 </text:span><text:span text:style-name="T34">AND</text:span><text:span text:style-name="T19"> prix </text:span><text:span text:style-name="T34">&lt;</text:span><text:span text:style-name="T19"> 140 </text:span><text:span text:style-name="T9">THEN</text:span><text:span text:style-name="T19"> </text:span><text:span text:style-name="T55">'Prix raisonnable'</text:span></text:p>
            <text:p text:style-name="P40"><text:span text:style-name="T19"><text:tab/><text:tab/></text:span><text:span text:style-name="T9">ELSE</text:span><text:span text:style-name="T19"> </text:span><text:span text:style-name="T55">'Livre très coûteux!'</text:span></text:p>
            <text:p text:style-name="P40"><text:span text:style-name="T19"><text:tab/></text:span><text:span text:style-name="T9">END</text:span><text:span text:style-name="T34">,</text:span></text:p>
            <text:p text:style-name="P40"><text:span text:style-name="T19">"Titre abrégé" </text:span><text:span text:style-name="T34">=</text:span><text:span text:style-name="T19"> </text:span><text:span text:style-name="T50">CONVERT</text:span><text:span text:style-name="T34">(</text:span><text:span text:style-name="T9">varchar</text:span><text:span text:style-name="T34">(</text:span><text:span text:style-name="T19">20</text:span><text:span text:style-name="T34">),</text:span><text:span text:style-name="T19"> titre</text:span><text:span text:style-name="T34">),</text:span></text:p>
            <text:p text:style-name="P40"><text:span text:style-name="T19"><text:tab/>Catégorie </text:span><text:span text:style-name="T34">=</text:span><text:span text:style-name="T19"> </text:span></text:p>
            <text:p text:style-name="P40"><text:span text:style-name="T19"><text:tab/><text:tab/></text:span><text:span text:style-name="T9">CASE</text:span><text:span text:style-name="T19"> </text:span><text:span text:style-name="T9">type</text:span></text:p>
            <text:p text:style-name="P40"><text:span text:style-name="T19"><text:tab/><text:tab/><text:tab/></text:span><text:span text:style-name="T9">WHEN</text:span><text:span text:style-name="T19"> </text:span><text:span text:style-name="T55">'informatique'</text:span><text:span text:style-name="T19"> </text:span><text:span text:style-name="T9">THEN</text:span><text:span text:style-name="T19"> </text:span><text:span text:style-name="T55">'Informatique'</text:span></text:p>
            <text:p text:style-name="P40"><text:span text:style-name="T19"><text:tab/><text:tab/><text:tab/></text:span><text:span text:style-name="T9">WHEN</text:span><text:span text:style-name="T19"> </text:span><text:span text:style-name="T55">'cui_moderne'</text:span><text:span text:style-name="T19"> </text:span><text:span text:style-name="T9">THEN</text:span><text:span text:style-name="T19"> </text:span><text:span text:style-name="T55">'Cuisine moderne'</text:span></text:p>
            <text:p text:style-name="P40"><text:span text:style-name="T19"><text:tab/><text:tab/><text:tab/></text:span><text:span text:style-name="T9">WHEN</text:span><text:span text:style-name="T19"> </text:span><text:span text:style-name="T55">'gestion'</text:span><text:span text:style-name="T19"> </text:span><text:span text:style-name="T9">THEN</text:span><text:span text:style-name="T19"> </text:span><text:span text:style-name="T55">'Gestion'</text:span></text:p>
            <text:p text:style-name="P40"><text:span text:style-name="T19"><text:tab/><text:tab/><text:tab/></text:span><text:span text:style-name="T9">WHEN</text:span><text:span text:style-name="T19"> </text:span><text:span text:style-name="T55">'psychologie'</text:span><text:span text:style-name="T19"> </text:span><text:span text:style-name="T9">THEN</text:span><text:span text:style-name="T19"> </text:span><text:span text:style-name="T55">'Psychologie'</text:span></text:p>
            <text:p text:style-name="P40"><text:span text:style-name="T19"><text:tab/><text:tab/><text:tab/></text:span><text:span text:style-name="T9">WHEN</text:span><text:span text:style-name="T19"> </text:span><text:span text:style-name="T55">'cui_traditio'</text:span><text:span text:style-name="T19"> </text:span><text:span text:style-name="T9">THEN</text:span><text:span text:style-name="T19"> </text:span><text:span text:style-name="T55">'Cuisine traditionnelle'</text:span></text:p>
            <text:p text:style-name="P40"><text:span text:style-name="T19"><text:tab/><text:tab/><text:tab/></text:span><text:span text:style-name="T9">ELSE</text:span><text:span text:style-name="T19"> </text:span><text:span text:style-name="T55">'Hors catégorie'</text:span></text:p>
            <text:p text:style-name="P22"><text:span text:style-name="T67"><text:tab/><text:tab/></text:span><text:span text:style-name="T9">END</text:span></text:p>
            <text:p text:style-name="P23"><text:span text:style-name="T10">FROM</text:span><text:span text:style-name="T20"> titres </text:span><text:span text:style-name="T9">ORDER</text:span><text:span text:style-name="T19"> </text:span><text:span text:style-name="T9">BY</text:span><text:span text:style-name="T19"> prix </text:span></text:p>
            <text:p text:style-name="P21">GO</text:p>
          </table:table-cell>
        </table:table-row>
      </table:table>
      <text:p text:style-name="P12"/>
      <text:p text:style-name="P14">Type de contrôle : <text:span text:style-name="T68">l’alternative</text:span></text:p>
      <text:list xml:id="list153308097718790" text:continue-numbering="true" text:style-name="L6">
        <text:list-item>
          <text:p text:style-name="P120">Impose des conditions à l’exécution d’une instruction SQL, c’est un IF / ELSE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1"><text:span text:style-name="T9">IF</text:span><text:span text:style-name="T19"> expression_booléenne</text:span></text:p>
            <text:p text:style-name="P48"><text:span text:style-name="T19"><text:tab/></text:span><text:span text:style-name="T34">{</text:span><text:span text:style-name="T19">instruction_SQL </text:span><text:span text:style-name="T34">|</text:span><text:span text:style-name="T19"> bloc_d</text:span><text:span text:style-name="T55">'instructions}</text:span></text:p>
            <text:p text:style-name="P49">ELSE </text:p>
            <text:p text:style-name="P51"><text:span text:style-name="T55"><text:tab/>{instruction_SQL | bloc_d'</text:span><text:span text:style-name="T19">instructions</text:span><text:span text:style-name="T34">}</text:span></text:p>
          </table:table-cell>
        </table:table-row>
      </table:table>
      <text:p text:style-name="P13"/>
      <text:p text:style-name="P13">Type de contrôle : <text:span text:style-name="T66">Répétitive</text:span></text:p>
      <text:list xml:id="list153307015178917" text:continue-numbering="true" text:style-name="L6">
        <text:list-item>
          <text:p text:style-name="P108"><text:span text:style-name="T77">Une</text:span><text:span text:style-name="T76"> boucle </text:span><text:span text:style-name="T77">WHILE</text:span><text:span text:style-name="T76">, l’instruction est répétée jus-qu’a ce que </text:span><text:span text:style-name="T77">l’instruction précisé répétée retourne VRAIS,</text:span></text:p>
        </text:list-item>
        <text:list-item>
          <text:p text:style-name="P109">Elle peut être contrôlée de l’intérieur avec les mots-clé…</text:p>
          <text:list>
            <text:list-item>
              <text:p text:style-name="P109">CONTINUE : Renvois au début de la boucle WHILE et empêche donc les instructions qui suivent.</text:p>
            </text:list-item>
            <text:list-item>
              <text:p text:style-name="P109">BREAK : Provoque la sortie de la boucle et reprend après le END.</text:p>
            </text:list-item>
          </text:list>
        </text:list-item>
      </text:list>
      <text:p text:style-name="P8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1"><text:span text:style-name="T9">WHILE </text:span><text:span text:style-name="T34">(</text:span><text:span text:style-name="T9">SELECT</text:span><text:span text:style-name="T19"> </text:span><text:span text:style-name="T50">AVG</text:span><text:span text:style-name="T34">(</text:span><text:span text:style-name="T19">prix</text:span><text:span text:style-name="T34">)</text:span><text:span text:style-name="T19"> </text:span><text:span text:style-name="T9">FROM</text:span><text:span text:style-name="T19"> titres</text:span><text:span text:style-name="T34">)</text:span><text:span text:style-name="T19"> </text:span><text:span text:style-name="T34">&lt;</text:span><text:span text:style-name="T19"> 200</text:span></text:p>
            <text:p text:style-name="P36">BEGIN</text:p>
            <text:p text:style-name="P41"><text:span text:style-name="T19"><text:tab/></text:span><text:span text:style-name="T50">UPDATE</text:span><text:span text:style-name="T19"> titres </text:span><text:span text:style-name="T9">SET</text:span><text:span text:style-name="T19"> prix </text:span><text:span text:style-name="T34">=</text:span><text:span text:style-name="T19"> prix </text:span><text:span text:style-name="T34">*</text:span><text:span text:style-name="T19"> 2</text:span></text:p>
            <text:p text:style-name="P41"><text:span text:style-name="T19"><text:tab/></text:span><text:span text:style-name="T9">SELECT</text:span><text:span text:style-name="T19"> </text:span><text:span text:style-name="T50">MAX</text:span><text:span text:style-name="T34">(</text:span><text:span text:style-name="T19">prix</text:span><text:span text:style-name="T34">)</text:span><text:span text:style-name="T19"> </text:span><text:span text:style-name="T9">FROM</text:span><text:span text:style-name="T19"> titres</text:span></text:p>
            <text:p text:style-name="P48"><text:span text:style-name="T19"><text:tab/></text:span><text:span text:style-name="T9">IF </text:span><text:span text:style-name="T34">(</text:span><text:span text:style-name="T9">SELECT</text:span><text:span text:style-name="T19"> </text:span><text:span text:style-name="T50">MAX</text:span><text:span text:style-name="T34">(</text:span><text:span text:style-name="T19">prix</text:span><text:span text:style-name="T34">)</text:span><text:span text:style-name="T19"> </text:span><text:span text:style-name="T9">FROM</text:span><text:span text:style-name="T19"> titres</text:span><text:span text:style-name="T34">)</text:span><text:span text:style-name="T19"> </text:span><text:span text:style-name="T34">&gt;</text:span><text:span text:style-name="T19"> 300</text:span></text:p>
            <text:p text:style-name="P48"><text:span text:style-name="T19"><text:tab/><text:tab/></text:span><text:span text:style-name="T9">BREAK</text:span></text:p>
            <text:p text:style-name="P48"><text:span text:style-name="T19"><text:tab/></text:span><text:span text:style-name="T9">ELSE</text:span></text:p>
            <text:p text:style-name="P48"><text:span text:style-name="T19"><text:tab/><text:tab/></text:span><text:span text:style-name="T9">CONTINUE</text:span></text:p>
            <text:p text:style-name="P36">END</text:p>
            <text:p text:style-name="P20"><text:span text:style-name="T9">PRINT</text:span><text:span text:style-name="T19"> </text:span><text:span text:style-name="T55">'Prix trop élevés pour le marché'</text:span></text:p>
          </table:table-cell>
        </table:table-row>
      </table:table>
      <text:h text:style-name="P83" text:outline-level="6"/>
      <text:h text:style-name="P87" text:outline-level="6">5 Utilisation des variables</text:h>
      <text:p text:style-name="P15">Les variables locales</text:p>
      <text:list xml:id="list1883878360" text:style-name="L7">
        <text:list-item>
          <text:p text:style-name="P98">Elles sont déclarée dans un lot d’instruction ou d’une procédure au moyen de l’instruction DECLARE, l’instruction SELECT leur affecte des valeurs.</text:p>
        </text:list-item>
        <text:list-item>
          <text:p text:style-name="P121">Le nom d’une variable locale doit toujours commencer par un @ et ne pas dépasser 29 caractères</text:p>
        </text:list-item>
        <text:list-item>
          <text:p text:style-name="P98">Elles ne peuvent être utilisée que dans la procédure ou le lot d’instruction ou elles ont étais déclarées.</text:p>
        </text:list-item>
        <text:list-item>
          <text:p text:style-name="P100">Pour les SELECT</text:p>
          <text:list>
            <text:list-item>
              <text:p text:style-name="P99">Si il y <text:span text:style-name="T73">en a plusieurs</text:span> affecter a une variable, c’est la valeur du dernier SELECT qui serra prise en compte.</text:p>
            </text:list-item>
            <text:list-item>
              <text:p text:style-name="P100">Si la ligne du SELECT ne renvoie aucune ligne, la variable conserve sa valeur actuelle sauf si elle se produit dans une sous-requête, si cette dernière renvois aucune ligne, la variable se vois affecter une valeur NULL.</text:p>
            </text:list-item>
          </text:list>
        </text:list-item>
        <text:list-item>
          <text:p text:style-name="P101">Une variable est représentée par un <text:span text:style-name="T74">@</text:span></text:p>
          <text:list>
            <text:list-header>
              <text:p text:style-name="P122"/>
            </text:list-header>
          </text:list>
        </text:list-item>
      </text:list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18">Déclaration de la </text:span><text:span text:style-name="T7">variable:</text:span></text:p>
            <text:p text:style-name="P28"/>
            <text:p text:style-name="P37"><text:span text:style-name="T7">DECLARE</text:span><text:span text:style-name="T18"> <text:tab/>@nom_de_la_variable1 <text:s/>type_de_données1 </text:span><text:span text:style-name="T33">,</text:span></text:p>
            <text:p text:style-name="P37"><text:span text:style-name="T18"><text:s/><text:tab/><text:tab/>@nom_de_la_variable2 <text:s/>type_de_données2 </text:span><text:span text:style-name="T33">,</text:span></text:p>
            <text:p text:style-name="P28"/>
            <text:p text:style-name="P37"><text:span text:style-name="T18">Affectation de valeurs à la </text:span><text:span text:style-name="T7">variable:</text:span></text:p>
            <text:p text:style-name="P28"/>
            <text:p text:style-name="P37"><text:span text:style-name="T7">SELECT</text:span><text:span text:style-name="T18"> @variable1 </text:span><text:span text:style-name="T33">=</text:span><text:span text:style-name="T18"> </text:span><text:span text:style-name="T33">{</text:span><text:span text:style-name="T18">expression </text:span><text:span text:style-name="T33">|</text:span><text:span text:style-name="T18"> instruction_de_sélection</text:span><text:span text:style-name="T33">}</text:span><text:span text:style-name="T18"> </text:span><text:span text:style-name="T33">,</text:span></text:p>
            <text:p text:style-name="P37"><text:span text:style-name="T18"><text:tab/> <text:s text:c="4"/>@variable2 </text:span><text:span text:style-name="T33">=</text:span><text:span text:style-name="T18"> </text:span><text:span text:style-name="T33">{</text:span><text:span text:style-name="T18">expression </text:span><text:span text:style-name="T33">|</text:span><text:span text:style-name="T18"> instruction_de_sélection</text:span><text:span text:style-name="T33">}</text:span></text:p>
            <text:p text:style-name="P37"><text:span text:style-name="T18"><text:tab/> <text:s text:c="3"/></text:span><text:span text:style-name="T54">…</text:span></text:p>
            <text:p text:style-name="P28">[FROM liste_de_tables] </text:p>
            <text:p text:style-name="P28">[WHERE critères_de_sélection]</text:p>
            <text:p text:style-name="P28">[Clause GROUP BY] [Clause HAVING] [Clause ORDER BY] </text:p>
            <text:p text:style-name="P28"/>
            <text:p text:style-name="P33">Exemple:</text:p>
            <text:p text:style-name="P37"><text:span text:style-name="T7">DECLARE</text:span><text:span text:style-name="T18"> @nombre </text:span><text:span text:style-name="T7">int</text:span></text:p>
            <text:p text:style-name="P31"><text:span text:style-name="T7">SELECT</text:span><text:span text:style-name="T18"> @nombre</text:span><text:span text:style-name="T33">=</text:span><text:span text:style-name="T18">1</text:span></text:p>
            <text:p text:style-name="P29"/>
            <text:p text:style-name="P34">Exemple2:</text:p>
            <text:p text:style-name="P31"><text:span text:style-name="T18"><text:s text:c="2"/>@echeance</text:span><text:span text:style-name="T33">=(</text:span><text:span text:style-name="T7">SELECT</text:span><text:span text:style-name="T18"> dateEcheance </text:span><text:span text:style-name="T7">FROM</text:span><text:span text:style-name="T18"> contrat </text:span><text:span text:style-name="T7">WHERE</text:span><text:span text:style-name="T18"> numContrat</text:span><text:span text:style-name="T33">=</text:span><text:span text:style-name="T18">125</text:span><text:span text:style-name="T33">)</text:span></text:p>
          </table:table-cell>
        </table:table-row>
      </table:table>
      <text:p text:style-name="P118"/>
      <text:p text:style-name="P17"><text:span text:style-name="T69">Les variables </text:span><text:span text:style-name="T70">globales</text:span></text:p>
      <text:list xml:id="list153306895887430" text:continue-numbering="true" text:style-name="L7">
        <text:list-item>
          <text:p text:style-name="P112">Elles so<text:span text:style-name="T73">nt prédéfinies et donc être utilisées dans tout les bloc et procédure sans déclaration</text:span></text:p>
        </text:list-item>
        <text:list-item>
          <text:p text:style-name="P113">L’utilisateur ne peut pas créer de variable global.</text:p>
        </text:list-item>
        <text:list-item>
          <text:p text:style-name="P113">Certaines ont une valeur par défaut initialisée lorsqu’un utilisateur ouvre une session</text:p>
        </text:list-item>
        <text:list-item>
          <text:p text:style-name="P113">La liste des variables globales existantes se trouvent en Annexe A.</text:p>
        </text:list-item>
        <text:list-item>
          <text:p text:style-name="P114">Les variable globale sont représentées avec un double <text:span text:style-name="T74">@@</text:span></text:p>
        </text:list-item>
      </text:list>
      <text:p text:style-name="P53"/>
      <text:h text:style-name="P89" text:outline-level="6">6 Commande SQL complémentaires.</text:h>
      <text:p text:style-name="P16">Affichage d’un message à l’écran</text:p>
      <text:list xml:id="list153306574788326" text:continue-numbering="true" text:style-name="L7">
        <text:list-item>
          <text:p text:style-name="P110"><text:span text:style-name="T12">PRINT</text:span> <text:span text:style-name="T75">{'texte quelconque en ASCII' | @variable_locale | @@variable_globale}</text:span></text:p>
          <text:list>
            <text:list-item>
              <text:p text:style-name="P111">Un message peut compter jusqu’à 255 caractères.</text:p>
            </text:list-item>
            <text:list-item>
              <text:p text:style-name="P110"><text:span text:style-name="T75">La variable dois être en </text:span><text:span text:style-name="T13">char</text:span><text:span text:style-name="T75"> ou </text:span><text:span text:style-name="T13">varchar</text:span><text:span text:style-name="T75"> et être déclaré dans le bloc d’instruction ou la procédure.</text:span></text:p>
              <text:p text:style-name="P115"/>
            </text:list-item>
          </text:list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8"><text:span text:style-name="T18">Exemple 1 : Commande </text:span><text:span text:style-name="T7">PRINT</text:span><text:span text:style-name="T18"> exécutée sous conditions </text:span></text:p>
            <text:p text:style-name="P27"/>
            <text:p text:style-name="Standard"><text:span text:style-name="T7">IF</text:span><text:span text:style-name="T18"> </text:span><text:span text:style-name="T33">EXISTS</text:span><text:span text:style-name="T7"> </text:span><text:span text:style-name="T33">(</text:span><text:span text:style-name="T7">SELECT</text:span><text:span text:style-name="T18"> code_postal </text:span><text:span text:style-name="T7">FROM</text:span><text:span text:style-name="T18"> auteurs </text:span><text:span text:style-name="T7">WHERE</text:span><text:span text:style-name="T18"> code_postal </text:span><text:span text:style-name="T33">=</text:span><text:span text:style-name="T18"> </text:span><text:span text:style-name="T54">'33000'</text:span><text:span text:style-name="T33">)</text:span></text:p>
            <text:p text:style-name="Standard"><text:span text:style-name="T7">PRINT</text:span><text:span text:style-name="T18"> </text:span><text:span text:style-name="T54">'auteur bordelais'</text:span></text:p>
            <text:p text:style-name="P27"/>
            <text:p text:style-name="P27">Exemple 2 : Construction et affichage dune chaîne</text:p>
            <text:p text:style-name="P27"/>
            <text:p text:style-name="Standard"><text:span text:style-name="T18">Cet exemple définit une variable locale</text:span><text:span text:style-name="T7"> </text:span><text:span text:style-name="T33">(</text:span><text:span text:style-name="T18">@message_de_retour</text:span><text:span text:style-name="T33">)</text:span><text:span text:style-name="T18"> et construit ensuite la chaîne</text:span><text:span text:style-name="T7"> </text:span><text:span text:style-name="T33">(</text:span><text:span text:style-name="T18">en combinant </text:span><text:span text:style-name="T7">des</text:span><text:span text:style-name="T18"> fonctions et </text:span><text:span text:style-name="T7">des</text:span><text:span text:style-name="T18"> chaînes</text:span><text:span text:style-name="T33">)</text:span><text:span text:style-name="T18"> à afficher</text:span><text:span text:style-name="T33">.</text:span></text:p>
            <text:p text:style-name="P27"/>
            <text:p text:style-name="Standard"><text:span text:style-name="T7">DECLARE</text:span><text:span text:style-name="T18"> @message_de_retour </text:span><text:span text:style-name="T7">varchar</text:span><text:span text:style-name="T33">(</text:span><text:span text:style-name="T18">255</text:span><text:span text:style-name="T33">)</text:span></text:p>
            <text:p text:style-name="Standard"><text:span text:style-name="T7">SELECT</text:span><text:span text:style-name="T18"> @message_de_retour</text:span><text:span text:style-name="T33">=</text:span><text:span text:style-name="T18"> </text:span><text:span text:style-name="T54">'Mise à jour effectuée le '</text:span><text:span text:style-name="T18"> </text:span><text:span text:style-name="T33">+</text:span><text:span text:style-name="T18"> </text:span></text:p>
            <text:p text:style-name="Standard"><text:span text:style-name="T18"><text:tab/><text:tab/><text:tab/><text:tab/></text:span><text:span text:style-name="T49">RTRIM</text:span><text:span text:style-name="T33">(</text:span><text:span text:style-name="T49">CONVERT</text:span><text:span text:style-name="T33">(</text:span><text:span text:style-name="T7">char</text:span><text:span text:style-name="T33">(</text:span><text:span text:style-name="T18">30</text:span><text:span text:style-name="T33">),</text:span><text:span text:style-name="T18"> </text:span><text:span text:style-name="T49">GETDATE</text:span><text:span text:style-name="T33">()))</text:span><text:span text:style-name="T18"> </text:span><text:span text:style-name="T33">+</text:span><text:span text:style-name="T18"> </text:span><text:span text:style-name="T54">'.'</text:span></text:p>
            <text:p text:style-name="P38"><text:span text:style-name="T7">PRINT</text:span><text:span text:style-name="T18"> @message_de_retour</text:span></text:p>
          </table:table-cell>
        </table:table-row>
      </table:table>
      <text:p text:style-name="P90"/>
      <text:list xml:id="list1438354083" text:style-name="L8">
        <text:list-item>
          <text:p text:style-name="P60"><text:span text:style-name="T14">RAISERROR</text:span><text:span text:style-name="T28"> <text:s/>({n° message | message}, gravité, état [,argument1] <text:s/>[,argument2] [WITH LOG]</text:span></text:p>
          <text:list>
            <text:list-item>
              <text:p text:style-name="P64">Permet d’envoyer un message d’erreur au format message système.</text:p>
            </text:list-item>
            <text:list-item>
              <text:p text:style-name="P64">Les numéros de message définis doivent être supérieurs à 5000</text:p>
            </text:list-item>
            <text:list-item>
              <text:p text:style-name="P64">Le message peut être paramétré, les argument doivent alors être renseignés</text:p>
            </text:list-item>
          </text:list>
        </text:list-item>
      </text:list>
      <text:p text:style-name="P6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Exemple1</text:p>
            <text:p text:style-name="P27"/>
            <text:p text:style-name="Standard"><text:span text:style-name="T7">IF</text:span><text:span text:style-name="T18"> @code </text:span><text:span text:style-name="T33">&lt;</text:span><text:span text:style-name="T18"> 100</text:span></text:p>
            <text:p text:style-name="Standard"><text:span text:style-name="T7">RAISERROR <text:s/></text:span><text:span text:style-name="T33">(</text:span><text:span text:style-name="T18">60000 "Le code doit être inférieur à 100"</text:span><text:span text:style-name="T33">)</text:span></text:p>
            <text:p text:style-name="P27"/>
            <text:p text:style-name="P27">Exemple2</text:p>
            <text:p text:style-name="P27"/>
            <text:p text:style-name="Standard"><text:span text:style-name="T7">RAISERROR </text:span><text:span text:style-name="T33">(</text:span><text:span text:style-name="T18">15252</text:span><text:span text:style-name="T33">,</text:span><text:span text:style-name="T18"> 16</text:span><text:span text:style-name="T33">,</text:span><text:span text:style-name="T18"> 1</text:span><text:span text:style-name="T33">)</text:span></text:p>
            <text:p text:style-name="Standard"><text:span text:style-name="T18">Affiche le </text:span><text:span text:style-name="T7">message</text:span><text:span text:style-name="T18"> de numéro 15252 de la </text:span><text:span text:style-name="T7">table</text:span><text:span text:style-name="T18"> </text:span><text:span text:style-name="T78">sysmessages</text:span><text:span text:style-name="T33">.</text:span></text:p>
            <text:p text:style-name="P27"/>
            <text:p text:style-name="P27">Exemple3</text:p>
            <text:p text:style-name="P27"/>
            <text:p text:style-name="Standard"><text:span text:style-name="T7">RAISERROR </text:span><text:span text:style-name="T33">(</text:span><text:span text:style-name="T18">15218</text:span><text:span text:style-name="T33">,</text:span><text:span text:style-name="T18"> 16</text:span><text:span text:style-name="T33">,</text:span><text:span text:style-name="T18"> 1</text:span><text:span text:style-name="T33">,</text:span><text:span text:style-name="T18"> @table</text:span><text:span text:style-name="T33">)</text:span></text:p>
            <text:p text:style-name="P39"><text:span text:style-name="T18">Affiche le </text:span><text:span text:style-name="T7">message</text:span><text:span text:style-name="T18"> de numéro 15218 de la </text:span><text:span text:style-name="T7">table</text:span><text:span text:style-name="T18"> </text:span><text:span text:style-name="T78">sysmessages</text:span><text:span text:style-name="T18"> avec l</text:span><text:span text:style-name="T54">'argument @table.</text:span></text:p>
          </table:table-cell>
        </table:table-row>
      </table:table>
      <text:p text:style-name="P65"/>
      <text:h text:style-name="P83" text:outline-level="6"/>
      <text:h text:style-name="P87" text:outline-level="6">7 Les procédure stockées</text:h>
      <text:p text:style-name="P69">Définition</text:p>
      <text:list xml:id="list422071489" text:style-name="L9">
        <text:list-item>
          <text:p text:style-name="P66">C’est une suite d’instruction SQL précompliées qui peut admettre et/ou renvoyer des paramètres définis par l’utilisateur pour créer un échange de paramètre.</text:p>
        </text:list-item>
        <text:list-item>
          <text:p text:style-name="P66">Elles sont compilées que lors de leurs première utilisation et accroissent les performances et la cohérence pour les tâches récurrentes..</text:p>
        </text:list-item>
        <text:list-item>
          <text:p text:style-name="P66">Elles peuvent être exécutées à partir de toutes application frontale</text:p>
        </text:list-item>
        <text:list-item>
          <text:p text:style-name="P66">Elle est exécutée uniquement côté serveur, le client n’influe que sur les paramètres.</text:p>
        </text:list-item>
        <text:list-item>
          <text:p text:style-name="P66">Elles sont déclenchée avec la commande EXECUTE ou EXEC</text:p>
        </text:list-item>
      </text:list>
      <text:p text:style-name="P67"/>
      <text:p text:style-name="P69">Création d’une procédure stockées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9"><text:span text:style-name="T7">CREATE</text:span><text:span text:style-name="T18"> </text:span><text:span text:style-name="T7">PROCEDURE</text:span><text:span text:style-name="T18"> nom_de_procédure</text:span></text:p>
            <text:p text:style-name="Standard"><text:span text:style-name="T18"><text:tab/>@nom_de_paramètre1 type_de_données1 [= valeur_par_défaut1] [OUTPUT] </text:span><text:span text:style-name="T33">,</text:span></text:p>
            <text:p text:style-name="Standard"><text:span text:style-name="T18">@nom_de_paramètre2 type_de_données2 [= valeur_par_défaut2] [OUTPUT] </text:span><text:span text:style-name="T33">,</text:span></text:p>
            <text:p text:style-name="Standard"><text:span text:style-name="T18">@nom_de_paramètre3 type_de_données3 [= valeur_par_défaut3] [OUTPUT] </text:span><text:span text:style-name="T33">,</text:span></text:p>
            <text:p text:style-name="P72">…</text:p>
            <text:p text:style-name="P27">@nom_de_paramètre255 type_de_données255 [= valeur_par_défaut255] [OUTPUT]</text:p>
            <text:p text:style-name="P39"><text:span text:style-name="T7">AS</text:span><text:span text:style-name="T18"> instructions_SQL</text:span></text:p>
          </table:table-cell>
        </table:table-row>
      </table:table>
      <text:p text:style-name="P67"/>
      <text:list xml:id="list4212797423" text:style-name="L10">
        <text:list-item>
          <text:p text:style-name="P68">Tout type de donnée peut être mis en paramètre sauf <text:s/>les images, le nom d’une table ou d’un objet de la base de donnée.</text:p>
        </text:list-item>
        <text:list-item>
          <text:p text:style-name="P68">On peut mettre une valeurs par défaut en paramètre, cette dernière…</text:p>
          <text:list>
            <text:list-item>
              <text:p text:style-name="P68">Dois être une constante</text:p>
            </text:list-item>
            <text:list-item>
              <text:p text:style-name="P68">Peut contenir les caractères générique (%, _, [] et [^]) si elle emploie le nom du paramètre avec le mot-clé LIKE</text:p>
            </text:list-item>
          </text:list>
        </text:list-item>
        <text:list-item>
          <text:p text:style-name="P68">L’option OUTPUT s’agit d’un paramètre de retour, elle peut être renvoyé a l’instruction EXECUTE qui a appelé la procédure</text:p>
          <text:list>
            <text:list-item>
              <text:p text:style-name="P68">Dans l’instruction EXECUTE le nom d’un paramètre en sortie dois aussi être suivi du mot OUTPUT.</text:p>
            </text:list-item>
            <text:list-item>
              <text:p text:style-name="P68">OUTPUT ne peut pas être définie pour un paramètre de type texte,</text:p>
            </text:list-item>
          </text:list>
        </text:list-item>
      </text:list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9"><text:span text:style-name="T7">EXECUTE</text:span><text:span text:style-name="T18"> RechercheOuvrages</text:span><text:span text:style-name="T7"> </text:span><text:span text:style-name="T18">@editeur</text:span><text:span text:style-name="T33">,</text:span><text:span text:style-name="T18"> @nombre </text:span><text:span text:style-name="T7">OUTPUT</text:span></text:p>
          </table:table-cell>
        </table:table-row>
      </table:table>
      <text:p text:style-name="P62"><text:line-break/><text:span text:style-name="T79">Les procédures systèmes</text:span></text:p>
      <text:list xml:id="list2859194116" text:style-name="L12">
        <text:list-item>
          <text:p text:style-name="P74"><text:span text:style-name="T44">Ce sont des procédures stockées préexistantes qui commencent touts par </text:span><text:span text:style-name="T45">sp_</text:span><text:span text:style-name="T44"> (system procedure)</text:span></text:p>
        </text:list-item>
        <text:list-item>
          <text:p text:style-name="P74"><text:span text:style-name="T44">Elles facilitent l’accès aux fonctions d’administration et de gestion de la base ainsi que l’accès aux objets de la base et à leurs propriétés.</text:span><text:span text:style-name="T44"><text:line-break/></text:span></text:p>
        </text:list-item>
      </text:list>
      <text:p text:style-name="P75"><text:span text:style-name="T46">Les limites des procédures stockées.</text:span></text:p>
      <text:list xml:id="list2727702993" text:style-name="L11">
        <text:list-item>
          <text:p text:style-name="P61">Une procédure stockées ne peut pas dépasser les 65025 caractères.</text:p>
        </text:list-item>
        <text:list-item>
          <text:p text:style-name="P61">Les objets référencés ou utilisées par une procédure ne peuvent pas être supprimés et recrées sous le même nom au sein d’une procédure.</text:p>
        </text:list-item>
      </text:list>
      <text:p text:style-name="P73"/>
      <text:p text:style-name="P73"/>
      <text:h text:style-name="P88" text:outline-level="6">8 Les déclencheurs ou TRIGGERS</text:h>
      <text:p text:style-name="P91">Un déclencheur est une forme évoluée des règles utilisées pour renforcer l’intégrité de la base de données. <text:span text:style-name="T82">Ils sont stockés avec les données dans la base.</text:span></text:p>
      <text:p text:style-name="P92">Ils sont déclenchés automatiquement et obligatoirement par le noyau SQL à chaque intervention sur la table qui les supportent.</text:p>
      <text:p text:style-name="P93"><text:span text:style-name="T81">Les TRIGGERS sont…</text:span></text:p>
      <text:list xml:id="list985902067" text:style-name="L13">
        <text:list-item>
          <text:p text:style-name="P123"><text:span text:style-name="T80">attachés à des tables, il est impossible de l’associer à une vue ou une table temporaire.</text:span></text:p>
          <text:list>
            <text:list-item>
              <text:p text:style-name="P124"><text:span text:style-name="T80">Une table peu avoirs entre 0 à 3 TRIGGERS.</text:span></text:p>
            </text:list-item>
            <text:list-item>
              <text:p text:style-name="P124"><text:span text:style-name="T80">Si la table est supprimée le/les TRIGGERS le sont aussi.</text:span></text:p>
            </text:list-item>
            <text:list-item>
              <text:p text:style-name="P124"><text:span text:style-name="T80">Ils sont déclenché en fonction de l</text:span><text:span text:style-name="T81">’insertion, la modification et la suppression d’une ligne.</text:span></text:p>
            </text:list-item>
          </text:list>
        </text:list-item>
        <text:list-item>
          <text:p text:style-name="P123"><text:span text:style-name="T80">Ne peuvent pas être appelés explicitement dans les application.</text:span></text:p>
        </text:list-item>
        <text:list-item>
          <text:p text:style-name="P124"><text:span text:style-name="T80">Unique a chaque table, on ne peut pas appliquer un TRIGGERS a plusieurs table.</text:span></text:p>
        </text:list-item>
      </text:list>
      <text:p text:style-name="P125"/>
      <text:p text:style-name="P128">Mise en place d’un TRIGGERS</text:p>
      <text:list xml:id="list2178788865" text:style-name="L14">
        <text:list-item>
          <text:p text:style-name="P126">Principe de fonctionnement</text:p>
          <text:list>
            <text:list-item>
              <text:p text:style-name="P127">Deux tables temporaire sont créer au moment de la MAJ d’une table.</text:p>
            </text:list-item>
            <text:list-item>
              <text:p text:style-name="P127">Ces tables virtuelles servent a contenir les lignes</text:p>
              <text:p text:style-name="P12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1:20:16.726000000</meta:creation-date>
    <dc:date>2020-01-15T14:56:03.139000000</dc:date>
    <meta:editing-duration>PT1H54M32S</meta:editing-duration>
    <meta:editing-cycles>8</meta:editing-cycles>
    <meta:generator>LibreOffice/6.1.5.2$Windows_X86_64 LibreOffice_project/90f8dcf33c87b3705e78202e3df5142b201bd805</meta:generator>
    <meta:document-statistic meta:table-count="13" meta:image-count="0" meta:object-count="0" meta:page-count="8" meta:paragraph-count="226" meta:word-count="1895" meta:character-count="11969" meta:non-whitespace-character-count="10260"/>
  </office:meta>
</office:document-meta>
</file>